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09_21_2021" table:style-name="ta1">
        <table:shapes>
          <draw:frame draw:z-index="0" draw:style-name="gr1" draw:text-style-name="P1" svg:width="12.3028in" svg:height="6.9201in" svg:x="4.1402in" svg:y="0.5823in">
            <draw:object draw:notify-on-update-of-ranges="rewardlist_09_21_2021.A1:rewardlist_09_21_2021.A1 rewardlist_09_21_2021.A2:rewardlist_09_21_2021.A6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1in" svg:height="3.5449in" svg:x="5.9693in" svg:y="7.4878in">
            <draw:object draw:notify-on-update-of-ranges="rewardlist_09_21_2021.B2:rewardlist_09_21_2021.B6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wardlist</text:p>
          </table:table-cell>
          <table:table-cell/>
        </table:table-row>
        <table:table-row table:style-name="ro1">
          <table:table-cell office:value-type="float" office:value="-1.6838875343889" calcext:value-type="float">
            <text:p>-1.6838875343889</text:p>
          </table:table-cell>
          <table:table-cell table:formula="of:=AVERAGE([.$A$1:.A2])" office:value-type="float" office:value="-1.6838875343889" calcext:value-type="float">
            <text:p>-1.6838875343889</text:p>
          </table:table-cell>
        </table:table-row>
        <table:table-row table:style-name="ro1">
          <table:table-cell office:value-type="float" office:value="-1.74349690463245" calcext:value-type="float">
            <text:p>-1.74349690463245</text:p>
          </table:table-cell>
          <table:table-cell table:formula="of:=AVERAGE([.$A$1:.A3])" office:value-type="float" office:value="-1.71369221951067" calcext:value-type="float">
            <text:p>-1.71369221951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4])" office:value-type="float" office:value="-0.475794813007116" calcext:value-type="float">
            <text:p>-0.475794813007116</text:p>
          </table:table-cell>
        </table:table-row>
        <table:table-row table:style-name="ro1">
          <table:table-cell office:value-type="float" office:value="-1.6741102553904" calcext:value-type="float">
            <text:p>-1.6741102553904</text:p>
          </table:table-cell>
          <table:table-cell table:formula="of:=AVERAGE([.$A$1:.A5])" office:value-type="float" office:value="-0.775373673602938" calcext:value-type="float">
            <text:p>-0.775373673602938</text:p>
          </table:table-cell>
        </table:table-row>
        <table:table-row table:style-name="ro1">
          <table:table-cell office:value-type="float" office:value="-1.49766515841782" calcext:value-type="float">
            <text:p>-1.49766515841782</text:p>
          </table:table-cell>
          <table:table-cell table:formula="of:=AVERAGE([.$A$1:.A6])" office:value-type="float" office:value="-0.919831970565915" calcext:value-type="float">
            <text:p>-0.919831970565915</text:p>
          </table:table-cell>
        </table:table-row>
        <table:table-row table:style-name="ro1">
          <table:table-cell office:value-type="float" office:value="-1.70024010097981" calcext:value-type="float">
            <text:p>-1.70024010097981</text:p>
          </table:table-cell>
          <table:table-cell table:formula="of:=AVERAGE([.$A$1:.A7])" office:value-type="float" office:value="-1.04989999230156" calcext:value-type="float">
            <text:p>-1.04989999230156</text:p>
          </table:table-cell>
        </table:table-row>
        <table:table-row table:style-name="ro1">
          <table:table-cell office:value-type="float" office:value="-1.63973666058183" calcext:value-type="float">
            <text:p>-1.63973666058183</text:p>
          </table:table-cell>
          <table:table-cell table:formula="of:=AVERAGE([.$A$1:.A8])" office:value-type="float" office:value="-1.13416237348446" calcext:value-type="float">
            <text:p>-1.13416237348446</text:p>
          </table:table-cell>
        </table:table-row>
        <table:table-row table:style-name="ro1">
          <table:table-cell office:value-type="float" office:value="-1.58019064964056" calcext:value-type="float">
            <text:p>-1.58019064964056</text:p>
          </table:table-cell>
          <table:table-cell table:formula="of:=AVERAGE([.$A$1:.A9])" office:value-type="float" office:value="-1.18991590800397" calcext:value-type="float">
            <text:p>-1.18991590800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10])" office:value-type="float" office:value="-0.835480807114641" calcext:value-type="float">
            <text:p>-0.835480807114641</text:p>
          </table:table-cell>
        </table:table-row>
        <table:table-row table:style-name="ro1">
          <table:table-cell office:value-type="float" office:value="-1.70820107997954" calcext:value-type="float">
            <text:p>-1.70820107997954</text:p>
          </table:table-cell>
          <table:table-cell table:formula="of:=AVERAGE([.$A$1:.A11])" office:value-type="float" office:value="-0.922752834401131" calcext:value-type="float">
            <text:p>-0.922752834401131</text:p>
          </table:table-cell>
        </table:table-row>
        <table:table-row table:style-name="ro1">
          <table:table-cell office:value-type="float" office:value="-1.70772236525118" calcext:value-type="float">
            <text:p>-1.70772236525118</text:p>
          </table:table-cell>
          <table:table-cell table:formula="of:=AVERAGE([.$A$1:.A12])" office:value-type="float" office:value="-0.994113700842045" calcext:value-type="float">
            <text:p>-0.994113700842045</text:p>
          </table:table-cell>
        </table:table-row>
        <table:table-row table:style-name="ro1">
          <table:table-cell office:value-type="float" office:value="-1.61631014522314" calcext:value-type="float">
            <text:p>-1.61631014522314</text:p>
          </table:table-cell>
          <table:table-cell table:formula="of:=AVERAGE([.$A$1:.A13])" office:value-type="float" office:value="-1.04596340454047" calcext:value-type="float">
            <text:p>-1.04596340454047</text:p>
          </table:table-cell>
        </table:table-row>
        <table:table-row table:style-name="ro1">
          <table:table-cell office:value-type="float" office:value="-1.56252513750792" calcext:value-type="float">
            <text:p>-1.56252513750792</text:p>
          </table:table-cell>
          <table:table-cell table:formula="of:=AVERAGE([.$A$1:.A14])" office:value-type="float" office:value="-1.08569892246104" calcext:value-type="float">
            <text:p>-1.08569892246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15])" office:value-type="float" office:value="-0.865291856570968" calcext:value-type="float">
            <text:p>-0.865291856570968</text:p>
          </table:table-cell>
        </table:table-row>
        <table:table-row table:style-name="ro1">
          <table:table-cell office:value-type="float" office:value="-1.75952328814864" calcext:value-type="float">
            <text:p>-1.75952328814864</text:p>
          </table:table-cell>
          <table:table-cell table:formula="of:=AVERAGE([.$A$1:.A16])" office:value-type="float" office:value="-0.924907285342813" calcext:value-type="float">
            <text:p>-0.924907285342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17])" office:value-type="float" office:value="-0.742100580008887" calcext:value-type="float">
            <text:p>-0.742100580008887</text:p>
          </table:table-cell>
        </table:table-row>
        <table:table-row table:style-name="ro1">
          <table:table-cell office:value-type="float" office:value="-1.47115985029638" calcext:value-type="float">
            <text:p>-1.47115985029638</text:p>
          </table:table-cell>
          <table:table-cell table:formula="of:=AVERAGE([.$A$1:.A18])" office:value-type="float" office:value="-0.784986419437563" calcext:value-type="float">
            <text:p>-0.784986419437563</text:p>
          </table:table-cell>
        </table:table-row>
        <table:table-row table:style-name="ro1">
          <table:table-cell office:value-type="float" office:value="-1.59626396597326" calcext:value-type="float">
            <text:p>-1.59626396597326</text:p>
          </table:table-cell>
          <table:table-cell table:formula="of:=AVERAGE([.$A$1:.A19])" office:value-type="float" office:value="-0.830057394245101" calcext:value-type="float">
            <text:p>-0.830057394245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20])" office:value-type="float" office:value="-0.681107005074307" calcext:value-type="float">
            <text:p>-0.681107005074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21])" office:value-type="float" office:value="-0.547051654820591" calcext:value-type="float">
            <text:p>-0.547051654820591</text:p>
          </table:table-cell>
        </table:table-row>
        <table:table-row table:style-name="ro1">
          <table:table-cell office:value-type="float" office:value="-1.56481897891462" calcext:value-type="float">
            <text:p>-1.56481897891462</text:p>
          </table:table-cell>
          <table:table-cell table:formula="of:=AVERAGE([.$A$1:.A22])" office:value-type="float" office:value="-0.595516765491735" calcext:value-type="float">
            <text:p>-0.595516765491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23])" office:value-type="float" office:value="-0.477538730696656" calcext:value-type="float">
            <text:p>-0.477538730696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24])" office:value-type="float" office:value="-0.369819655448976" calcext:value-type="float">
            <text:p>-0.369819655448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25])" office:value-type="float" office:value="-0.271077169805268" calcext:value-type="float">
            <text:p>-0.271077169805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26])" office:value-type="float" office:value="-0.180234083013058" calcext:value-type="float">
            <text:p>-0.180234083013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27])" office:value-type="float" office:value="-0.0963789259740939" calcext:value-type="float">
            <text:p>-0.09637892597409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28])" office:value-type="float" office:value="-0.0187352620491275" calcext:value-type="float">
            <text:p>-0.0187352620491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29])" office:value-type="float" office:value="0.0533624258811985" calcext:value-type="float">
            <text:p>0.0533624258811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30])" office:value-type="float" office:value="0.120487859471502" calcext:value-type="float">
            <text:p>0.120487859471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31])" office:value-type="float" office:value="0.183138264155785" calcext:value-type="float">
            <text:p>0.183138264155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32])" office:value-type="float" office:value="0.241746707247534" calcext:value-type="float">
            <text:p>0.241746707247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33])" office:value-type="float" office:value="0.296692122646049" calcext:value-type="float">
            <text:p>0.296692122646049</text:p>
          </table:table-cell>
        </table:table-row>
        <table:table-row table:style-name="ro1">
          <table:table-cell office:value-type="float" office:value="-1.53564319353402" calcext:value-type="float">
            <text:p>-1.53564319353402</text:p>
          </table:table-cell>
          <table:table-cell table:formula="of:=AVERAGE([.$A$1:.A34])" office:value-type="float" office:value="0.241166810034531" calcext:value-type="float">
            <text:p>0.241166810034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35])" office:value-type="float" office:value="0.292897197974692" calcext:value-type="float">
            <text:p>0.292897197974692</text:p>
          </table:table-cell>
        </table:table-row>
        <table:table-row table:style-name="ro1">
          <table:table-cell office:value-type="float" office:value="-1.78817577262521" calcext:value-type="float">
            <text:p>-1.78817577262521</text:p>
          </table:table-cell>
          <table:table-cell table:formula="of:=AVERAGE([.$A$1:.A36])" office:value-type="float" office:value="0.233437970243267" calcext:value-type="float">
            <text:p>0.233437970243267</text:p>
          </table:table-cell>
        </table:table-row>
        <table:table-row table:style-name="ro1">
          <table:table-cell office:value-type="float" office:value="-1.49701161894798" calcext:value-type="float">
            <text:p>-1.49701161894798</text:p>
          </table:table-cell>
          <table:table-cell table:formula="of:=AVERAGE([.$A$1:.A37])" office:value-type="float" office:value="0.185369926099065" calcext:value-type="float">
            <text:p>0.185369926099065</text:p>
          </table:table-cell>
        </table:table-row>
        <table:table-row table:style-name="ro1">
          <table:table-cell office:value-type="float" office:value="-1.6737101531297" calcext:value-type="float">
            <text:p>-1.6737101531297</text:p>
          </table:table-cell>
          <table:table-cell table:formula="of:=AVERAGE([.$A$1:.A38])" office:value-type="float" office:value="0.135124518552342" calcext:value-type="float">
            <text:p>0.135124518552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39])" office:value-type="float" office:value="0.184200189116754" calcext:value-type="float">
            <text:p>0.184200189116754</text:p>
          </table:table-cell>
        </table:table-row>
        <table:table-row table:style-name="ro1">
          <table:table-cell office:value-type="float" office:value="-1.70485125020146" calcext:value-type="float">
            <text:p>-1.70485125020146</text:p>
          </table:table-cell>
          <table:table-cell table:formula="of:=AVERAGE([.$A$1:.A40])" office:value-type="float" office:value="0.135762972723979" calcext:value-type="float">
            <text:p>0.13576297272397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$A$1:.A41])" office:value-type="float" office:value="0.0823688984058797" calcext:value-type="float">
            <text:p>0.0823688984058797</text:p>
          </table:table-cell>
        </table:table-row>
        <table:table-row table:style-name="ro1">
          <table:table-cell office:value-type="float" office:value="-1.49462156526744" calcext:value-type="float">
            <text:p>-1.49462156526744</text:p>
          </table:table-cell>
          <table:table-cell table:formula="of:=AVERAGE([.$A$1:.A42])" office:value-type="float" office:value="0.043905716365067" calcext:value-type="float">
            <text:p>0.043905716365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43])" office:value-type="float" office:value="0.0904793897849463" calcext:value-type="float">
            <text:p>0.0904793897849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44])" office:value-type="float" office:value="0.134886845836459" calcext:value-type="float">
            <text:p>0.134886845836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45])" office:value-type="float" office:value="0.177275781158358" calcext:value-type="float">
            <text:p>0.177275781158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46])" office:value-type="float" office:value="0.217780763799283" calcext:value-type="float">
            <text:p>0.2177807637992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47])" office:value-type="float" office:value="0.256524660238429" calcext:value-type="float">
            <text:p>0.256524660238429</text:p>
          </table:table-cell>
        </table:table-row>
        <table:table-row table:style-name="ro1">
          <table:table-cell office:value-type="float" office:value="-1.6899137080282" calcext:value-type="float">
            <text:p>-1.6899137080282</text:p>
          </table:table-cell>
          <table:table-cell table:formula="of:=AVERAGE([.$A$1:.A48])" office:value-type="float" office:value="0.215111077934884" calcext:value-type="float">
            <text:p>0.21511107793488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$A$1:.A49])" office:value-type="float" office:value="0.168962930477907" calcext:value-type="float">
            <text:p>0.168962930477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1:.A50])" office:value-type="float" office:value="0.206331033937542" calcext:value-type="float">
            <text:p>0.206331033937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:.A51])" office:value-type="float" office:value="0.242204413258791" calcext:value-type="float">
            <text:p>0.242204413258791</text:p>
          </table:table-cell>
        </table:table-row>
        <table:table-row table:style-name="ro1">
          <table:table-cell office:value-type="float" office:value="-1.49470721765757" calcext:value-type="float">
            <text:p>-1.49470721765757</text:p>
          </table:table-cell>
          <table:table-cell table:formula="of:=AVERAGE([.A3:.A52])" office:value-type="float" office:value="0.245988019593418" calcext:value-type="float">
            <text:p>0.245988019593418</text:p>
          </table:table-cell>
        </table:table-row>
        <table:table-row table:style-name="ro1">
          <table:table-cell office:value-type="float" office:value="-1.8114075167954" calcext:value-type="float">
            <text:p>-1.8114075167954</text:p>
          </table:table-cell>
          <table:table-cell table:formula="of:=AVERAGE([.A4:.A53])" office:value-type="float" office:value="0.244629807350159" calcext:value-type="float">
            <text:p>0.24462980735015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5:.A54])" office:value-type="float" office:value="0.164629807350159" calcext:value-type="float">
            <text:p>0.16462980735015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6:.A55])" office:value-type="float" office:value="0.158112012457967" calcext:value-type="float">
            <text:p>0.1581120124579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:.A56])" office:value-type="float" office:value="0.228065315626323" calcext:value-type="float">
            <text:p>0.228065315626323</text:p>
          </table:table-cell>
        </table:table-row>
        <table:table-row table:style-name="ro1">
          <table:table-cell office:value-type="float" office:value="-1.59125858109296" calcext:value-type="float">
            <text:p>-1.59125858109296</text:p>
          </table:table-cell>
          <table:table-cell table:formula="of:=AVERAGE([.A8:.A57])" office:value-type="float" office:value="0.23024494602406" calcext:value-type="float">
            <text:p>0.23024494602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9:.A58])" office:value-type="float" office:value="0.303039679235697" calcext:value-type="float">
            <text:p>0.303039679235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0:.A59])" office:value-type="float" office:value="0.374643492228508" calcext:value-type="float">
            <text:p>0.374643492228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1:.A60])" office:value-type="float" office:value="0.374643492228508" calcext:value-type="float">
            <text:p>0.374643492228508</text:p>
          </table:table-cell>
        </table:table-row>
        <table:table-row table:style-name="ro1">
          <table:table-cell office:value-type="float" office:value="-1.66030966069698" calcext:value-type="float">
            <text:p>-1.66030966069698</text:p>
          </table:table-cell>
          <table:table-cell table:formula="of:=AVERAGE([.A12:.A61])" office:value-type="float" office:value="0.375601320614159" calcext:value-type="float">
            <text:p>0.375601320614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3:.A62])" office:value-type="float" office:value="0.449755767919183" calcext:value-type="float">
            <text:p>0.449755767919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4:.A63])" office:value-type="float" office:value="0.522081970823646" calcext:value-type="float">
            <text:p>0.522081970823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5:.A64])" office:value-type="float" office:value="0.593332473573804" calcext:value-type="float">
            <text:p>0.593332473573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6:.A65])" office:value-type="float" office:value="0.593332473573804" calcext:value-type="float">
            <text:p>0.593332473573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7:.A66])" office:value-type="float" office:value="0.668522939336777" calcext:value-type="float">
            <text:p>0.6685229393367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8:.A67])" office:value-type="float" office:value="0.668522939336777" calcext:value-type="float">
            <text:p>0.6685229393367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9:.A68])" office:value-type="float" office:value="0.737946136342704" calcext:value-type="float">
            <text:p>0.737946136342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:.A69])" office:value-type="float" office:value="0.809871415662169" calcext:value-type="float">
            <text:p>0.809871415662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1:.A70])" office:value-type="float" office:value="0.809871415662169" calcext:value-type="float">
            <text:p>0.809871415662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2:.A71])" office:value-type="float" office:value="0.809871415662169" calcext:value-type="float">
            <text:p>0.809871415662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3:.A72])" office:value-type="float" office:value="0.881167795240462" calcext:value-type="float">
            <text:p>0.881167795240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4:.A73])" office:value-type="float" office:value="0.881167795240462" calcext:value-type="float">
            <text:p>0.881167795240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5:.A74])" office:value-type="float" office:value="0.881167795240462" calcext:value-type="float">
            <text:p>0.881167795240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6:.A75])" office:value-type="float" office:value="0.881167795240462" calcext:value-type="float">
            <text:p>0.881167795240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7:.A76])" office:value-type="float" office:value="0.881167795240462" calcext:value-type="float">
            <text:p>0.881167795240462</text:p>
          </table:table-cell>
        </table:table-row>
        <table:table-row table:style-name="ro1">
          <table:table-cell office:value-type="float" office:value="-1.80320600711107" calcext:value-type="float">
            <text:p>-1.80320600711107</text:p>
          </table:table-cell>
          <table:table-cell table:formula="of:=AVERAGE([.A28:.A77])" office:value-type="float" office:value="0.80510367509824" calcext:value-type="float">
            <text:p>0.80510367509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9:.A78])" office:value-type="float" office:value="0.80510367509824" calcext:value-type="float">
            <text:p>0.80510367509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0:.A79])" office:value-type="float" office:value="0.80510367509824" calcext:value-type="float">
            <text:p>0.80510367509824</text:p>
          </table:table-cell>
        </table:table-row>
        <table:table-row table:style-name="ro1">
          <table:table-cell office:value-type="float" office:value="-1.55382144668698" calcext:value-type="float">
            <text:p>-1.55382144668698</text:p>
          </table:table-cell>
          <table:table-cell table:formula="of:=AVERAGE([.A31:.A80])" office:value-type="float" office:value="0.734027246164501" calcext:value-type="float">
            <text:p>0.734027246164501</text:p>
          </table:table-cell>
        </table:table-row>
        <table:table-row table:style-name="ro1">
          <table:table-cell office:value-type="float" office:value="-1.68069727618694" calcext:value-type="float">
            <text:p>-1.68069727618694</text:p>
          </table:table-cell>
          <table:table-cell table:formula="of:=AVERAGE([.A32:.A81])" office:value-type="float" office:value="0.660413300640762" calcext:value-type="float">
            <text:p>0.660413300640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3:.A82])" office:value-type="float" office:value="0.660413300640762" calcext:value-type="float">
            <text:p>0.660413300640762</text:p>
          </table:table-cell>
        </table:table-row>
        <table:table-row table:style-name="ro1">
          <table:table-cell office:value-type="float" office:value="-1.54471648028493" calcext:value-type="float">
            <text:p>-1.54471648028493</text:p>
          </table:table-cell>
          <table:table-cell table:formula="of:=AVERAGE([.A34:.A83])" office:value-type="float" office:value="0.589518971035063" calcext:value-type="float">
            <text:p>0.589518971035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5:.A84])" office:value-type="float" office:value="0.660231834905744" calcext:value-type="float">
            <text:p>0.660231834905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6:.A85])" office:value-type="float" office:value="0.660231834905744" calcext:value-type="float">
            <text:p>0.66023183490574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37:.A86])" office:value-type="float" office:value="0.655995350358248" calcext:value-type="float">
            <text:p>0.655995350358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8:.A87])" office:value-type="float" office:value="0.725935582737207" calcext:value-type="float">
            <text:p>0.725935582737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9:.A88])" office:value-type="float" office:value="0.799409785799801" calcext:value-type="float">
            <text:p>0.799409785799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0:.A89])" office:value-type="float" office:value="0.799409785799801" calcext:value-type="float">
            <text:p>0.799409785799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1:.A90])" office:value-type="float" office:value="0.873506810803831" calcext:value-type="float">
            <text:p>0.8735068108038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2:.A91])" office:value-type="float" office:value="0.953506810803831" calcext:value-type="float">
            <text:p>0.9535068108038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3:.A92])" office:value-type="float" office:value="1.02339924210918" calcext:value-type="float">
            <text:p>1.023399242109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4:.A93])" office:value-type="float" office:value="1.02339924210918" calcext:value-type="float">
            <text:p>1.023399242109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5:.A94])" office:value-type="float" office:value="1.02339924210918" calcext:value-type="float">
            <text:p>1.023399242109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6:.A95])" office:value-type="float" office:value="1.02339924210918" calcext:value-type="float">
            <text:p>1.023399242109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7:.A96])" office:value-type="float" office:value="1.02339924210918" calcext:value-type="float">
            <text:p>1.023399242109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8:.A97])" office:value-type="float" office:value="1.02339924210918" calcext:value-type="float">
            <text:p>1.023399242109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9:.A98])" office:value-type="float" office:value="1.09719751626974" calcext:value-type="float">
            <text:p>1.09719751626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0:.A99])" office:value-type="float" office:value="1.17719751626974" calcext:value-type="float">
            <text:p>1.17719751626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1:.A100])" office:value-type="float" office:value="1.17719751626974" calcext:value-type="float">
            <text:p>1.17719751626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2:.A101])" office:value-type="float" office:value="1.17719751626974" calcext:value-type="float">
            <text:p>1.17719751626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3:.A102])" office:value-type="float" office:value="1.24709166062289" calcext:value-type="float">
            <text:p>1.247091660622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4:.A103])" office:value-type="float" office:value="1.3233198109588" calcext:value-type="float">
            <text:p>1.3233198109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5:.A104])" office:value-type="float" office:value="1.4033198109588" calcext:value-type="float">
            <text:p>1.4033198109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6:.A105])" office:value-type="float" office:value="1.4833198109588" calcext:value-type="float">
            <text:p>1.4833198109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7:.A106])" office:value-type="float" office:value="1.4833198109588" calcext:value-type="float">
            <text:p>1.4833198109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8:.A107])" office:value-type="float" office:value="1.55514498258066" calcext:value-type="float">
            <text:p>1.55514498258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9:.A108])" office:value-type="float" office:value="1.55514498258066" calcext:value-type="float">
            <text:p>1.55514498258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60:.A109])" office:value-type="float" office:value="1.55514498258066" calcext:value-type="float">
            <text:p>1.55514498258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61:.A110])" office:value-type="float" office:value="1.55514498258066" calcext:value-type="float">
            <text:p>1.55514498258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62:.A111])" office:value-type="float" office:value="1.6283511757946" calcext:value-type="float">
            <text:p>1.628351175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63:.A112])" office:value-type="float" office:value="1.6283511757946" calcext:value-type="float">
            <text:p>1.6283511757946</text:p>
          </table:table-cell>
        </table:table-row>
        <table:table-row table:style-name="ro1">
          <table:table-cell office:value-type="float" office:value="-1.53497205425799" calcext:value-type="float">
            <text:p>-1.53497205425799</text:p>
          </table:table-cell>
          <table:table-cell table:formula="of:=AVERAGE([.A64:.A113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65:.A114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66:.A115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67:.A116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68:.A117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69:.A118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0:.A119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1:.A120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2:.A121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3:.A122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4:.A123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5:.A124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6:.A125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7:.A126])" office:value-type="float" office:value="1.55765173470944" calcext:value-type="float">
            <text:p>1.55765173470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8:.A127])" office:value-type="float" office:value="1.63371585485166" calcext:value-type="float">
            <text:p>1.63371585485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79:.A128])" office:value-type="float" office:value="1.63371585485166" calcext:value-type="float">
            <text:p>1.63371585485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80:.A129])" office:value-type="float" office:value="1.63371585485166" calcext:value-type="float">
            <text:p>1.63371585485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81:.A130])" office:value-type="float" office:value="1.7047922837854" calcext:value-type="float">
            <text:p>1.70479228378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82:.A131])" office:value-type="float" office:value="1.77840622930914" calcext:value-type="float">
            <text:p>1.77840622930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83:.A132])" office:value-type="float" office:value="1.77840622930914" calcext:value-type="float">
            <text:p>1.77840622930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84:.A133])" office:value-type="float" office:value="1.84930055891484" calcext:value-type="float">
            <text:p>1.84930055891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85:.A134])" office:value-type="float" office:value="1.84930055891484" calcext:value-type="float">
            <text:p>1.84930055891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86:.A135])" office:value-type="float" office:value="1.84930055891484" calcext:value-type="float">
            <text:p>1.84930055891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87:.A136])" office:value-type="float" office:value="1.92930055891484" calcext:value-type="float">
            <text:p>1.92930055891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88:.A137])" office:value-type="float" office:value="1.92930055891484" calcext:value-type="float">
            <text:p>1.92930055891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89:.A138])" office:value-type="float" office:value="1.92930055891484" calcext:value-type="float">
            <text:p>1.92930055891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90:.A139])" office:value-type="float" office:value="1.92930055891484" calcext:value-type="float">
            <text:p>1.92930055891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91:.A140])" office:value-type="float" office:value="1.92930055891484" calcext:value-type="float">
            <text:p>1.92930055891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92:.A141])" office:value-type="float" office:value="1.92930055891484" calcext:value-type="float">
            <text:p>1.92930055891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93:.A142])" office:value-type="float" office:value="1.92930055891484" calcext:value-type="float">
            <text:p>1.92930055891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94:.A143])" office:value-type="float" office:value="1.92930055891484" calcext:value-type="float">
            <text:p>1.92930055891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95:.A144])" office:value-type="float" office:value="1.92930055891484" calcext:value-type="float">
            <text:p>1.92930055891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96:.A145])" office:value-type="float" office:value="1.92930055891484" calcext:value-type="float">
            <text:p>1.92930055891484</text:p>
          </table:table-cell>
        </table:table-row>
        <table:table-row table:style-name="ro1">
          <table:table-cell office:value-type="float" office:value="-1.48176901346743" calcext:value-type="float">
            <text:p>-1.48176901346743</text:p>
          </table:table-cell>
          <table:table-cell table:formula="of:=AVERAGE([.A97:.A146])" office:value-type="float" office:value="1.85966517864549" calcext:value-type="float">
            <text:p>1.859665178645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98:.A147])" office:value-type="float" office:value="1.85966517864549" calcext:value-type="float">
            <text:p>1.85966517864549</text:p>
          </table:table-cell>
        </table:table-row>
        <table:table-row table:style-name="ro1">
          <table:table-cell office:value-type="float" office:value="-1.66054667142033" calcext:value-type="float">
            <text:p>-1.66054667142033</text:p>
          </table:table-cell>
          <table:table-cell table:formula="of:=AVERAGE([.A99:.A148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00:.A149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01:.A150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02:.A151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03:.A152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04:.A153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05:.A154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06:.A155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07:.A156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08:.A157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09:.A158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10:.A159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11:.A160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12:.A161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13:.A162])" office:value-type="float" office:value="1.78645424521708" calcext:value-type="float">
            <text:p>1.78645424521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14:.A163])" office:value-type="float" office:value="1.85715368630224" calcext:value-type="float">
            <text:p>1.85715368630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15:.A164])" office:value-type="float" office:value="1.85715368630224" calcext:value-type="float">
            <text:p>1.85715368630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16:.A165])" office:value-type="float" office:value="1.85715368630224" calcext:value-type="float">
            <text:p>1.85715368630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17:.A166])" office:value-type="float" office:value="1.85715368630224" calcext:value-type="float">
            <text:p>1.85715368630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18:.A167])" office:value-type="float" office:value="1.85715368630224" calcext:value-type="float">
            <text:p>1.85715368630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19:.A168])" office:value-type="float" office:value="1.85715368630224" calcext:value-type="float">
            <text:p>1.85715368630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20:.A169])" office:value-type="float" office:value="1.85715368630224" calcext:value-type="float">
            <text:p>1.85715368630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21:.A170])" office:value-type="float" office:value="1.85715368630224" calcext:value-type="float">
            <text:p>1.85715368630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22:.A171])" office:value-type="float" office:value="1.85715368630224" calcext:value-type="float">
            <text:p>1.85715368630224</text:p>
          </table:table-cell>
        </table:table-row>
        <table:table-row table:style-name="ro1">
          <table:table-cell office:value-type="float" office:value="-1.58496841036081" calcext:value-type="float">
            <text:p>-1.58496841036081</text:p>
          </table:table-cell>
          <table:table-cell table:formula="of:=AVERAGE([.A123:.A172])" office:value-type="float" office:value="1.78545431809503" calcext:value-type="float">
            <text:p>1.78545431809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24:.A173])" office:value-type="float" office:value="1.78545431809503" calcext:value-type="float">
            <text:p>1.78545431809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25:.A174])" office:value-type="float" office:value="1.78545431809503" calcext:value-type="float">
            <text:p>1.78545431809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26:.A175])" office:value-type="float" office:value="1.78545431809503" calcext:value-type="float">
            <text:p>1.78545431809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27:.A176])" office:value-type="float" office:value="1.78545431809503" calcext:value-type="float">
            <text:p>1.78545431809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28:.A177])" office:value-type="float" office:value="1.78545431809503" calcext:value-type="float">
            <text:p>1.78545431809503</text:p>
          </table:table-cell>
        </table:table-row>
        <table:table-row table:style-name="ro1">
          <table:table-cell office:value-type="float" office:value="-1.55228557026684" calcext:value-type="float">
            <text:p>-1.55228557026684</text:p>
          </table:table-cell>
          <table:table-cell table:formula="of:=AVERAGE([.A129:.A178])" office:value-type="float" office:value="1.71440860668969" calcext:value-type="float">
            <text:p>1.71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30:.A179])" office:value-type="float" office:value="1.71440860668969" calcext:value-type="float">
            <text:p>1.71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31:.A180])" office:value-type="float" office:value="1.71440860668969" calcext:value-type="float">
            <text:p>1.71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32:.A181])" office:value-type="float" office:value="1.71440860668969" calcext:value-type="float">
            <text:p>1.71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33:.A182])" office:value-type="float" office:value="1.71440860668969" calcext:value-type="float">
            <text:p>1.7144086066896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134:.A183])" office:value-type="float" office:value="1.63440860668969" calcext:value-type="float">
            <text:p>1.63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35:.A184])" office:value-type="float" office:value="1.63440860668969" calcext:value-type="float">
            <text:p>1.63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36:.A185])" office:value-type="float" office:value="1.63440860668969" calcext:value-type="float">
            <text:p>1.63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37:.A186])" office:value-type="float" office:value="1.63440860668969" calcext:value-type="float">
            <text:p>1.63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38:.A187])" office:value-type="float" office:value="1.63440860668969" calcext:value-type="float">
            <text:p>1.63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39:.A188])" office:value-type="float" office:value="1.63440860668969" calcext:value-type="float">
            <text:p>1.63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40:.A189])" office:value-type="float" office:value="1.63440860668969" calcext:value-type="float">
            <text:p>1.63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41:.A190])" office:value-type="float" office:value="1.63440860668969" calcext:value-type="float">
            <text:p>1.63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42:.A191])" office:value-type="float" office:value="1.63440860668969" calcext:value-type="float">
            <text:p>1.63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43:.A192])" office:value-type="float" office:value="1.63440860668969" calcext:value-type="float">
            <text:p>1.63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44:.A193])" office:value-type="float" office:value="1.63440860668969" calcext:value-type="float">
            <text:p>1.63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45:.A194])" office:value-type="float" office:value="1.63440860668969" calcext:value-type="float">
            <text:p>1.63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46:.A195])" office:value-type="float" office:value="1.63440860668969" calcext:value-type="float">
            <text:p>1.634408606689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47:.A196])" office:value-type="float" office:value="1.70404398695904" calcext:value-type="float">
            <text:p>1.70404398695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48:.A197])" office:value-type="float" office:value="1.70404398695904" calcext:value-type="float">
            <text:p>1.70404398695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49:.A198])" office:value-type="float" office:value="1.77725492038745" calcext:value-type="float">
            <text:p>1.77725492038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50:.A199])" office:value-type="float" office:value="1.77725492038745" calcext:value-type="float">
            <text:p>1.77725492038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51:.A200])" office:value-type="float" office:value="1.77725492038745" calcext:value-type="float">
            <text:p>1.77725492038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52:.A201])" office:value-type="float" office:value="1.77725492038745" calcext:value-type="float">
            <text:p>1.77725492038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53:.A202])" office:value-type="float" office:value="1.77725492038745" calcext:value-type="float">
            <text:p>1.77725492038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54:.A203])" office:value-type="float" office:value="1.77725492038745" calcext:value-type="float">
            <text:p>1.77725492038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55:.A204])" office:value-type="float" office:value="1.77725492038745" calcext:value-type="float">
            <text:p>1.77725492038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56:.A205])" office:value-type="float" office:value="1.77725492038745" calcext:value-type="float">
            <text:p>1.77725492038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57:.A206])" office:value-type="float" office:value="1.77725492038745" calcext:value-type="float">
            <text:p>1.77725492038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58:.A207])" office:value-type="float" office:value="1.77725492038745" calcext:value-type="float">
            <text:p>1.77725492038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59:.A208])" office:value-type="float" office:value="1.77725492038745" calcext:value-type="float">
            <text:p>1.77725492038745</text:p>
          </table:table-cell>
        </table:table-row>
        <table:table-row table:style-name="ro1">
          <table:table-cell office:value-type="float" office:value="-1.5686803763926" calcext:value-type="float">
            <text:p>-1.5686803763926</text:p>
          </table:table-cell>
          <table:table-cell table:formula="of:=AVERAGE([.A160:.A209])" office:value-type="float" office:value="1.7058813128596" calcext:value-type="float">
            <text:p>1.7058813128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61:.A210])" office:value-type="float" office:value="1.7058813128596" calcext:value-type="float">
            <text:p>1.7058813128596</text:p>
          </table:table-cell>
        </table:table-row>
        <table:table-row table:style-name="ro1">
          <table:table-cell office:value-type="float" office:value="-1.4829458538413" calcext:value-type="float">
            <text:p>-1.4829458538413</text:p>
          </table:table-cell>
          <table:table-cell table:formula="of:=AVERAGE([.A162:.A211])" office:value-type="float" office:value="1.63622239578277" calcext:value-type="float">
            <text:p>1.63622239578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63:.A212])" office:value-type="float" office:value="1.63622239578277" calcext:value-type="float">
            <text:p>1.63622239578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64:.A213])" office:value-type="float" office:value="1.63622239578277" calcext:value-type="float">
            <text:p>1.63622239578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65:.A214])" office:value-type="float" office:value="1.63622239578277" calcext:value-type="float">
            <text:p>1.63622239578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66:.A215])" office:value-type="float" office:value="1.63622239578277" calcext:value-type="float">
            <text:p>1.63622239578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67:.A216])" office:value-type="float" office:value="1.63622239578277" calcext:value-type="float">
            <text:p>1.63622239578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68:.A217])" office:value-type="float" office:value="1.63622239578277" calcext:value-type="float">
            <text:p>1.63622239578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69:.A218])" office:value-type="float" office:value="1.63622239578277" calcext:value-type="float">
            <text:p>1.63622239578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70:.A219])" office:value-type="float" office:value="1.63622239578277" calcext:value-type="float">
            <text:p>1.63622239578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71:.A220])" office:value-type="float" office:value="1.63622239578277" calcext:value-type="float">
            <text:p>1.63622239578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72:.A221])" office:value-type="float" office:value="1.63622239578277" calcext:value-type="float">
            <text:p>1.636222395782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73:.A222])" office:value-type="float" office:value="1.70792176398999" calcext:value-type="float">
            <text:p>1.7079217639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74:.A223])" office:value-type="float" office:value="1.70792176398999" calcext:value-type="float">
            <text:p>1.7079217639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75:.A224])" office:value-type="float" office:value="1.70792176398999" calcext:value-type="float">
            <text:p>1.7079217639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76:.A225])" office:value-type="float" office:value="1.70792176398999" calcext:value-type="float">
            <text:p>1.7079217639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77:.A226])" office:value-type="float" office:value="1.70792176398999" calcext:value-type="float">
            <text:p>1.7079217639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78:.A227])" office:value-type="float" office:value="1.70792176398999" calcext:value-type="float">
            <text:p>1.7079217639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79:.A228])" office:value-type="float" office:value="1.77896747539532" calcext:value-type="float">
            <text:p>1.77896747539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80:.A229])" office:value-type="float" office:value="1.77896747539532" calcext:value-type="float">
            <text:p>1.77896747539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81:.A230])" office:value-type="float" office:value="1.77896747539532" calcext:value-type="float">
            <text:p>1.77896747539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82:.A231])" office:value-type="float" office:value="1.77896747539532" calcext:value-type="float">
            <text:p>1.77896747539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83:.A232])" office:value-type="float" office:value="1.77896747539532" calcext:value-type="float">
            <text:p>1.77896747539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84:.A233])" office:value-type="float" office:value="1.85896747539532" calcext:value-type="float">
            <text:p>1.85896747539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85:.A234])" office:value-type="float" office:value="1.85896747539532" calcext:value-type="float">
            <text:p>1.85896747539532</text:p>
          </table:table-cell>
        </table:table-row>
        <table:table-row table:style-name="ro1">
          <table:table-cell office:value-type="float" office:value="-1.55556030753851" calcext:value-type="float">
            <text:p>-1.55556030753851</text:p>
          </table:table-cell>
          <table:table-cell table:formula="of:=AVERAGE([.A186:.A235])" office:value-type="float" office:value="1.78785626924455" calcext:value-type="float">
            <text:p>1.78785626924455</text:p>
          </table:table-cell>
        </table:table-row>
        <table:table-row table:style-name="ro1">
          <table:table-cell office:value-type="float" office:value="-1.51139066060483" calcext:value-type="float">
            <text:p>-1.51139066060483</text:p>
          </table:table-cell>
          <table:table-cell table:formula="of:=AVERAGE([.A187:.A236])" office:value-type="float" office:value="1.71762845603245" calcext:value-type="float">
            <text:p>1.71762845603245</text:p>
          </table:table-cell>
        </table:table-row>
        <table:table-row table:style-name="ro1">
          <table:table-cell office:value-type="float" office:value="-1.57504211966991" calcext:value-type="float">
            <text:p>-1.57504211966991</text:p>
          </table:table-cell>
          <table:table-cell table:formula="of:=AVERAGE([.A188:.A237])" office:value-type="float" office:value="1.64612761363906" calcext:value-type="float">
            <text:p>1.6461276136390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189:.A238])" office:value-type="float" office:value="1.56612761363906" calcext:value-type="float">
            <text:p>1.56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90:.A239])" office:value-type="float" office:value="1.56612761363906" calcext:value-type="float">
            <text:p>1.56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91:.A240])" office:value-type="float" office:value="1.56612761363906" calcext:value-type="float">
            <text:p>1.5661276136390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192:.A241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93:.A242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94:.A243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95:.A244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96:.A245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97:.A246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98:.A247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199:.A248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0:.A249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1:.A250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2:.A251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3:.A252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4:.A253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5:.A254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6:.A255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7:.A256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8:.A257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09:.A258])" office:value-type="float" office:value="1.48612761363906" calcext:value-type="float">
            <text:p>1.4861276136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10:.A259])" office:value-type="float" office:value="1.55750122116691" calcext:value-type="float">
            <text:p>1.55750122116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11:.A260])" office:value-type="float" office:value="1.55750122116691" calcext:value-type="float">
            <text:p>1.55750122116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12:.A261])" office:value-type="float" office:value="1.62716013824373" calcext:value-type="float">
            <text:p>1.62716013824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13:.A262])" office:value-type="float" office:value="1.62716013824373" calcext:value-type="float">
            <text:p>1.62716013824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14:.A263])" office:value-type="float" office:value="1.62716013824373" calcext:value-type="float">
            <text:p>1.62716013824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15:.A264])" office:value-type="float" office:value="1.62716013824373" calcext:value-type="float">
            <text:p>1.62716013824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16:.A265])" office:value-type="float" office:value="1.62716013824373" calcext:value-type="float">
            <text:p>1.62716013824373</text:p>
          </table:table-cell>
        </table:table-row>
        <table:table-row table:style-name="ro1">
          <table:table-cell office:value-type="float" office:value="-1.54763804811239" calcext:value-type="float">
            <text:p>-1.54763804811239</text:p>
          </table:table-cell>
          <table:table-cell table:formula="of:=AVERAGE([.A217:.A266])" office:value-type="float" office:value="1.55620737728149" calcext:value-type="float">
            <text:p>1.55620737728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18:.A267])" office:value-type="float" office:value="1.55620737728149" calcext:value-type="float">
            <text:p>1.55620737728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19:.A268])" office:value-type="float" office:value="1.55620737728149" calcext:value-type="float">
            <text:p>1.55620737728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20:.A269])" office:value-type="float" office:value="1.55620737728149" calcext:value-type="float">
            <text:p>1.55620737728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21:.A270])" office:value-type="float" office:value="1.55620737728149" calcext:value-type="float">
            <text:p>1.55620737728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22:.A271])" office:value-type="float" office:value="1.55620737728149" calcext:value-type="float">
            <text:p>1.55620737728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23:.A272])" office:value-type="float" office:value="1.55620737728149" calcext:value-type="float">
            <text:p>1.55620737728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24:.A273])" office:value-type="float" office:value="1.55620737728149" calcext:value-type="float">
            <text:p>1.55620737728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25:.A274])" office:value-type="float" office:value="1.55620737728149" calcext:value-type="float">
            <text:p>1.55620737728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26:.A275])" office:value-type="float" office:value="1.55620737728149" calcext:value-type="float">
            <text:p>1.55620737728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27:.A276])" office:value-type="float" office:value="1.55620737728149" calcext:value-type="float">
            <text:p>1.55620737728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28:.A277])" office:value-type="float" office:value="1.55620737728149" calcext:value-type="float">
            <text:p>1.55620737728149</text:p>
          </table:table-cell>
        </table:table-row>
        <table:table-row table:style-name="ro1">
          <table:table-cell office:value-type="float" office:value="-1.5587165394485" calcext:value-type="float">
            <text:p>-1.5587165394485</text:p>
          </table:table-cell>
          <table:table-cell table:formula="of:=AVERAGE([.A229:.A278])" office:value-type="float" office:value="1.48503304649252" calcext:value-type="float">
            <text:p>1.48503304649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30:.A279])" office:value-type="float" office:value="1.48503304649252" calcext:value-type="float">
            <text:p>1.48503304649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31:.A280])" office:value-type="float" office:value="1.48503304649252" calcext:value-type="float">
            <text:p>1.48503304649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32:.A281])" office:value-type="float" office:value="1.48503304649252" calcext:value-type="float">
            <text:p>1.48503304649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33:.A282])" office:value-type="float" office:value="1.48503304649252" calcext:value-type="float">
            <text:p>1.48503304649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34:.A283])" office:value-type="float" office:value="1.48503304649252" calcext:value-type="float">
            <text:p>1.48503304649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35:.A284])" office:value-type="float" office:value="1.48503304649252" calcext:value-type="float">
            <text:p>1.48503304649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36:.A285])" office:value-type="float" office:value="1.55614425264329" calcext:value-type="float">
            <text:p>1.55614425264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37:.A286])" office:value-type="float" office:value="1.62637206585538" calcext:value-type="float">
            <text:p>1.62637206585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38:.A287])" office:value-type="float" office:value="1.69787290824878" calcext:value-type="float">
            <text:p>1.69787290824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39:.A288])" office:value-type="float" office:value="1.77787290824878" calcext:value-type="float">
            <text:p>1.77787290824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40:.A289])" office:value-type="float" office:value="1.77787290824878" calcext:value-type="float">
            <text:p>1.77787290824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41:.A290])" office:value-type="float" office:value="1.77787290824878" calcext:value-type="float">
            <text:p>1.77787290824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42:.A291])" office:value-type="float" office:value="1.85787290824878" calcext:value-type="float">
            <text:p>1.85787290824878</text:p>
          </table:table-cell>
        </table:table-row>
        <table:table-row table:style-name="ro1">
          <table:table-cell office:value-type="float" office:value="-1.56420181237757" calcext:value-type="float">
            <text:p>-1.56420181237757</text:p>
          </table:table-cell>
          <table:table-cell table:formula="of:=AVERAGE([.A243:.A292])" office:value-type="float" office:value="1.78658887200123" calcext:value-type="float">
            <text:p>1.78658887200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44:.A293])" office:value-type="float" office:value="1.78658887200123" calcext:value-type="float">
            <text:p>1.78658887200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45:.A294])" office:value-type="float" office:value="1.78658887200123" calcext:value-type="float">
            <text:p>1.78658887200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46:.A295])" office:value-type="float" office:value="1.78658887200123" calcext:value-type="float">
            <text:p>1.78658887200123</text:p>
          </table:table-cell>
        </table:table-row>
        <table:table-row table:style-name="ro1">
          <table:table-cell office:value-type="float" office:value="-1.77422029963732" calcext:value-type="float">
            <text:p>-1.77422029963732</text:p>
          </table:table-cell>
          <table:table-cell table:formula="of:=AVERAGE([.A247:.A296])" office:value-type="float" office:value="1.71110446600848" calcext:value-type="float">
            <text:p>1.71110446600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48:.A297])" office:value-type="float" office:value="1.71110446600848" calcext:value-type="float">
            <text:p>1.71110446600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49:.A298])" office:value-type="float" office:value="1.71110446600848" calcext:value-type="float">
            <text:p>1.71110446600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50:.A299])" office:value-type="float" office:value="1.71110446600848" calcext:value-type="float">
            <text:p>1.71110446600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51:.A300])" office:value-type="float" office:value="1.71110446600848" calcext:value-type="float">
            <text:p>1.71110446600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52:.A301])" office:value-type="float" office:value="1.71110446600848" calcext:value-type="float">
            <text:p>1.71110446600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53:.A302])" office:value-type="float" office:value="1.71110446600848" calcext:value-type="float">
            <text:p>1.71110446600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54:.A303])" office:value-type="float" office:value="1.71110446600848" calcext:value-type="float">
            <text:p>1.71110446600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55:.A304])" office:value-type="float" office:value="1.71110446600848" calcext:value-type="float">
            <text:p>1.71110446600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56:.A305])" office:value-type="float" office:value="1.71110446600848" calcext:value-type="float">
            <text:p>1.71110446600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57:.A306])" office:value-type="float" office:value="1.71110446600848" calcext:value-type="float">
            <text:p>1.71110446600848</text:p>
          </table:table-cell>
        </table:table-row>
        <table:table-row table:style-name="ro1">
          <table:table-cell office:value-type="float" office:value="-1.47646208524108" calcext:value-type="float">
            <text:p>-1.47646208524108</text:p>
          </table:table-cell>
          <table:table-cell table:formula="of:=AVERAGE([.A258:.A307])" office:value-type="float" office:value="1.64157522430366" calcext:value-type="float">
            <text:p>1.64157522430366</text:p>
          </table:table-cell>
        </table:table-row>
        <table:table-row table:style-name="ro1">
          <table:table-cell office:value-type="float" office:value="-1.78780500337482" calcext:value-type="float">
            <text:p>-1.78780500337482</text:p>
          </table:table-cell>
          <table:table-cell table:formula="of:=AVERAGE([.A259:.A308])" office:value-type="float" office:value="1.56581912423617" calcext:value-type="float">
            <text:p>1.56581912423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60:.A309])" office:value-type="float" office:value="1.56581912423617" calcext:value-type="float">
            <text:p>1.56581912423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61:.A310])" office:value-type="float" office:value="1.56581912423617" calcext:value-type="float">
            <text:p>1.56581912423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62:.A311])" office:value-type="float" office:value="1.56581912423617" calcext:value-type="float">
            <text:p>1.56581912423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63:.A312])" office:value-type="float" office:value="1.56581912423617" calcext:value-type="float">
            <text:p>1.56581912423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64:.A313])" office:value-type="float" office:value="1.56581912423617" calcext:value-type="float">
            <text:p>1.56581912423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65:.A314])" office:value-type="float" office:value="1.56581912423617" calcext:value-type="float">
            <text:p>1.5658191242361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266:.A315])" office:value-type="float" office:value="1.48581912423617" calcext:value-type="float">
            <text:p>1.48581912423617</text:p>
          </table:table-cell>
        </table:table-row>
        <table:table-row table:style-name="ro1">
          <table:table-cell office:value-type="float" office:value="-1.57526153058708" calcext:value-type="float">
            <text:p>-1.57526153058708</text:p>
          </table:table-cell>
          <table:table-cell table:formula="of:=AVERAGE([.A267:.A316])" office:value-type="float" office:value="1.48526665458667" calcext:value-type="float">
            <text:p>1.4852666545866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268:.A317])" office:value-type="float" office:value="1.40526665458667" calcext:value-type="float">
            <text:p>1.40526665458667</text:p>
          </table:table-cell>
        </table:table-row>
        <table:table-row table:style-name="ro1">
          <table:table-cell office:value-type="float" office:value="-1.51973414205909" calcext:value-type="float">
            <text:p>-1.51973414205909</text:p>
          </table:table-cell>
          <table:table-cell table:formula="of:=AVERAGE([.A269:.A318])" office:value-type="float" office:value="1.33487197174549" calcext:value-type="float">
            <text:p>1.334871971745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70:.A319])" office:value-type="float" office:value="1.33487197174549" calcext:value-type="float">
            <text:p>1.33487197174549</text:p>
          </table:table-cell>
        </table:table-row>
        <table:table-row table:style-name="ro1">
          <table:table-cell office:value-type="float" office:value="-1.4721278396368" calcext:value-type="float">
            <text:p>-1.4721278396368</text:p>
          </table:table-cell>
          <table:table-cell table:formula="of:=AVERAGE([.A271:.A320])" office:value-type="float" office:value="1.26542941495276" calcext:value-type="float">
            <text:p>1.26542941495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72:.A321])" office:value-type="float" office:value="1.26542941495276" calcext:value-type="float">
            <text:p>1.26542941495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73:.A322])" office:value-type="float" office:value="1.26542941495276" calcext:value-type="float">
            <text:p>1.26542941495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74:.A323])" office:value-type="float" office:value="1.26542941495276" calcext:value-type="float">
            <text:p>1.26542941495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75:.A324])" office:value-type="float" office:value="1.26542941495276" calcext:value-type="float">
            <text:p>1.26542941495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76:.A325])" office:value-type="float" office:value="1.26542941495276" calcext:value-type="float">
            <text:p>1.26542941495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77:.A326])" office:value-type="float" office:value="1.26542941495276" calcext:value-type="float">
            <text:p>1.26542941495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78:.A327])" office:value-type="float" office:value="1.26542941495276" calcext:value-type="float">
            <text:p>1.26542941495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79:.A328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80:.A329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81:.A330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82:.A331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83:.A332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84:.A333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85:.A334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86:.A335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87:.A336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88:.A337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89:.A338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90:.A339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91:.A340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92:.A341])" office:value-type="float" office:value="1.33660374574173" calcext:value-type="float">
            <text:p>1.3366037457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93:.A342])" office:value-type="float" office:value="1.40788778198928" calcext:value-type="float">
            <text:p>1.40788778198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94:.A343])" office:value-type="float" office:value="1.40788778198928" calcext:value-type="float">
            <text:p>1.40788778198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95:.A344])" office:value-type="float" office:value="1.40788778198928" calcext:value-type="float">
            <text:p>1.40788778198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96:.A345])" office:value-type="float" office:value="1.40788778198928" calcext:value-type="float">
            <text:p>1.40788778198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97:.A346])" office:value-type="float" office:value="1.48337218798202" calcext:value-type="float">
            <text:p>1.48337218798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98:.A347])" office:value-type="float" office:value="1.48337218798202" calcext:value-type="float">
            <text:p>1.48337218798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299:.A348])" office:value-type="float" office:value="1.48337218798202" calcext:value-type="float">
            <text:p>1.48337218798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00:.A349])" office:value-type="float" office:value="1.48337218798202" calcext:value-type="float">
            <text:p>1.48337218798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01:.A350])" office:value-type="float" office:value="1.48337218798202" calcext:value-type="float">
            <text:p>1.48337218798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02:.A351])" office:value-type="float" office:value="1.48337218798202" calcext:value-type="float">
            <text:p>1.48337218798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03:.A352])" office:value-type="float" office:value="1.48337218798202" calcext:value-type="float">
            <text:p>1.4833721879820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304:.A353])" office:value-type="float" office:value="1.40337218798202" calcext:value-type="float">
            <text:p>1.40337218798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05:.A354])" office:value-type="float" office:value="1.40337218798202" calcext:value-type="float">
            <text:p>1.40337218798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06:.A355])" office:value-type="float" office:value="1.40337218798202" calcext:value-type="float">
            <text:p>1.40337218798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07:.A356])" office:value-type="float" office:value="1.40337218798202" calcext:value-type="float">
            <text:p>1.40337218798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08:.A357])" office:value-type="float" office:value="1.47290142968684" calcext:value-type="float">
            <text:p>1.47290142968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09:.A358])" office:value-type="float" office:value="1.54865752975434" calcext:value-type="float">
            <text:p>1.54865752975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10:.A359])" office:value-type="float" office:value="1.54865752975434" calcext:value-type="float">
            <text:p>1.54865752975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11:.A360])" office:value-type="float" office:value="1.54865752975434" calcext:value-type="float">
            <text:p>1.54865752975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12:.A361])" office:value-type="float" office:value="1.54865752975434" calcext:value-type="float">
            <text:p>1.54865752975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13:.A362])" office:value-type="float" office:value="1.54865752975434" calcext:value-type="float">
            <text:p>1.54865752975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14:.A363])" office:value-type="float" office:value="1.54865752975434" calcext:value-type="float">
            <text:p>1.54865752975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15:.A364])" office:value-type="float" office:value="1.54865752975434" calcext:value-type="float">
            <text:p>1.54865752975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16:.A365])" office:value-type="float" office:value="1.62865752975434" calcext:value-type="float">
            <text:p>1.62865752975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17:.A366])" office:value-type="float" office:value="1.70016276036608" calcext:value-type="float">
            <text:p>1.70016276036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18:.A367])" office:value-type="float" office:value="1.78016276036608" calcext:value-type="float">
            <text:p>1.78016276036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19:.A368])" office:value-type="float" office:value="1.85055744320726" calcext:value-type="float">
            <text:p>1.85055744320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20:.A369])" office:value-type="float" office:value="1.85055744320726" calcext:value-type="float">
            <text:p>1.85055744320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21:.A370])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22:.A371])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23:.A372])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-1.59263019265532" calcext:value-type="float">
            <text:p>-1.59263019265532</text:p>
          </table:table-cell>
          <table:table-cell table:formula="of:=AVERAGE([.A324:.A373])" office:value-type="float" office:value="1.84814739614689" calcext:value-type="float">
            <text:p>1.84814739614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25:.A374])" office:value-type="float" office:value="1.84814739614689" calcext:value-type="float">
            <text:p>1.84814739614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26:.A375])" office:value-type="float" office:value="1.84814739614689" calcext:value-type="float">
            <text:p>1.84814739614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27:.A376])" office:value-type="float" office:value="1.84814739614689" calcext:value-type="float">
            <text:p>1.84814739614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28:.A377])" office:value-type="float" office:value="1.84814739614689" calcext:value-type="float">
            <text:p>1.84814739614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29:.A378])" office:value-type="float" office:value="1.84814739614689" calcext:value-type="float">
            <text:p>1.84814739614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30:.A379])" office:value-type="float" office:value="1.84814739614689" calcext:value-type="float">
            <text:p>1.84814739614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31:.A380])" office:value-type="float" office:value="1.84814739614689" calcext:value-type="float">
            <text:p>1.84814739614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32:.A381])" office:value-type="float" office:value="1.84814739614689" calcext:value-type="float">
            <text:p>1.84814739614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33:.A382])" office:value-type="float" office:value="1.84814739614689" calcext:value-type="float">
            <text:p>1.8481473961468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334:.A383])" office:value-type="float" office:value="1.76814739614689" calcext:value-type="float">
            <text:p>1.768147396146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35:.A384])" office:value-type="float" office:value="1.76814739614689" calcext:value-type="float">
            <text:p>1.76814739614689</text:p>
          </table:table-cell>
        </table:table-row>
        <table:table-row table:style-name="ro1">
          <table:table-cell office:value-type="float" office:value="-1.5206915715158" calcext:value-type="float">
            <text:p>-1.5206915715158</text:p>
          </table:table-cell>
          <table:table-cell table:formula="of:=AVERAGE([.A336:.A385])" office:value-type="float" office:value="1.69773356471658" calcext:value-type="float">
            <text:p>1.69773356471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37:.A386])" office:value-type="float" office:value="1.69773356471658" calcext:value-type="float">
            <text:p>1.69773356471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38:.A387])" office:value-type="float" office:value="1.69773356471658" calcext:value-type="float">
            <text:p>1.69773356471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39:.A388])" office:value-type="float" office:value="1.69773356471658" calcext:value-type="float">
            <text:p>1.69773356471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40:.A389])" office:value-type="float" office:value="1.69773356471658" calcext:value-type="float">
            <text:p>1.69773356471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41:.A390])" office:value-type="float" office:value="1.69773356471658" calcext:value-type="float">
            <text:p>1.69773356471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42:.A391])" office:value-type="float" office:value="1.69773356471658" calcext:value-type="float">
            <text:p>1.69773356471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43:.A392])" office:value-type="float" office:value="1.69773356471658" calcext:value-type="float">
            <text:p>1.69773356471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44:.A393])" office:value-type="float" office:value="1.69773356471658" calcext:value-type="float">
            <text:p>1.69773356471658</text:p>
          </table:table-cell>
        </table:table-row>
        <table:table-row table:style-name="ro1">
          <table:table-cell office:value-type="float" office:value="-1.52515605568588" calcext:value-type="float">
            <text:p>-1.52515605568588</text:p>
          </table:table-cell>
          <table:table-cell table:formula="of:=AVERAGE([.A345:.A394])" office:value-type="float" office:value="1.62723044360286" calcext:value-type="float">
            <text:p>1.62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46:.A395])" office:value-type="float" office:value="1.62723044360286" calcext:value-type="float">
            <text:p>1.62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47:.A396])" office:value-type="float" office:value="1.62723044360286" calcext:value-type="float">
            <text:p>1.62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48:.A397])" office:value-type="float" office:value="1.62723044360286" calcext:value-type="float">
            <text:p>1.62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49:.A398])" office:value-type="float" office:value="1.62723044360286" calcext:value-type="float">
            <text:p>1.62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50:.A399])" office:value-type="float" office:value="1.62723044360286" calcext:value-type="float">
            <text:p>1.62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51:.A400])" office:value-type="float" office:value="1.62723044360286" calcext:value-type="float">
            <text:p>1.62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52:.A401])" office:value-type="float" office:value="1.62723044360286" calcext:value-type="float">
            <text:p>1.62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53:.A402])" office:value-type="float" office:value="1.62723044360286" calcext:value-type="float">
            <text:p>1.62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54:.A403])" office:value-type="float" office:value="1.70723044360286" calcext:value-type="float">
            <text:p>1.70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55:.A404])" office:value-type="float" office:value="1.70723044360286" calcext:value-type="float">
            <text:p>1.70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56:.A405])" office:value-type="float" office:value="1.70723044360286" calcext:value-type="float">
            <text:p>1.70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57:.A406])" office:value-type="float" office:value="1.70723044360286" calcext:value-type="float">
            <text:p>1.70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58:.A407])" office:value-type="float" office:value="1.70723044360286" calcext:value-type="float">
            <text:p>1.70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59:.A408])" office:value-type="float" office:value="1.70723044360286" calcext:value-type="float">
            <text:p>1.70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60:.A409])" office:value-type="float" office:value="1.70723044360286" calcext:value-type="float">
            <text:p>1.70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61:.A410])" office:value-type="float" office:value="1.70723044360286" calcext:value-type="float">
            <text:p>1.70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62:.A411])" office:value-type="float" office:value="1.70723044360286" calcext:value-type="float">
            <text:p>1.70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63:.A412])" office:value-type="float" office:value="1.70723044360286" calcext:value-type="float">
            <text:p>1.70723044360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64:.A413])" office:value-type="float" office:value="1.70723044360286" calcext:value-type="float">
            <text:p>1.7072304436028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365:.A414])" office:value-type="float" office:value="1.62723044360286" calcext:value-type="float">
            <text:p>1.62723044360286</text:p>
          </table:table-cell>
        </table:table-row>
        <table:table-row table:style-name="ro1">
          <table:table-cell office:value-type="float" office:value="-1.52041584121883" calcext:value-type="float">
            <text:p>-1.52041584121883</text:p>
          </table:table-cell>
          <table:table-cell table:formula="of:=AVERAGE([.A366:.A415])" office:value-type="float" office:value="1.55682212677848" calcext:value-type="float">
            <text:p>1.55682212677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67:.A416])" office:value-type="float" office:value="1.55682212677848" calcext:value-type="float">
            <text:p>1.55682212677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68:.A417])" office:value-type="float" office:value="1.55682212677848" calcext:value-type="float">
            <text:p>1.5568221267784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369:.A418])" office:value-type="float" office:value="1.47682212677848" calcext:value-type="float">
            <text:p>1.47682212677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70:.A419])" office:value-type="float" office:value="1.47682212677848" calcext:value-type="float">
            <text:p>1.47682212677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71:.A420])" office:value-type="float" office:value="1.47682212677848" calcext:value-type="float">
            <text:p>1.47682212677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72:.A421])" office:value-type="float" office:value="1.47682212677848" calcext:value-type="float">
            <text:p>1.47682212677848</text:p>
          </table:table-cell>
        </table:table-row>
        <table:table-row table:style-name="ro1">
          <table:table-cell office:value-type="float" office:value="-1.50920241803527" calcext:value-type="float">
            <text:p>-1.50920241803527</text:p>
          </table:table-cell>
          <table:table-cell table:formula="of:=AVERAGE([.A373:.A422])" office:value-type="float" office:value="1.40663807841778" calcext:value-type="float">
            <text:p>1.4066380784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74:.A423])" office:value-type="float" office:value="1.47849068227088" calcext:value-type="float">
            <text:p>1.4784906822708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375:.A424])" office:value-type="float" office:value="1.39849068227088" calcext:value-type="float">
            <text:p>1.39849068227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76:.A425])" office:value-type="float" office:value="1.39849068227088" calcext:value-type="float">
            <text:p>1.39849068227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77:.A426])" office:value-type="float" office:value="1.39849068227088" calcext:value-type="float">
            <text:p>1.39849068227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78:.A427])" office:value-type="float" office:value="1.39849068227088" calcext:value-type="float">
            <text:p>1.39849068227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79:.A428])" office:value-type="float" office:value="1.39849068227088" calcext:value-type="float">
            <text:p>1.39849068227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80:.A429])" office:value-type="float" office:value="1.39849068227088" calcext:value-type="float">
            <text:p>1.39849068227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81:.A430])" office:value-type="float" office:value="1.39849068227088" calcext:value-type="float">
            <text:p>1.39849068227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82:.A431])" office:value-type="float" office:value="1.39849068227088" calcext:value-type="float">
            <text:p>1.39849068227088</text:p>
          </table:table-cell>
        </table:table-row>
        <table:table-row table:style-name="ro1">
          <table:table-cell office:value-type="float" office:value="-1.53033391866684" calcext:value-type="float">
            <text:p>-1.53033391866684</text:p>
          </table:table-cell>
          <table:table-cell table:formula="of:=AVERAGE([.A383:.A432])" office:value-type="float" office:value="1.32788400389755" calcext:value-type="float">
            <text:p>1.327884003897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84:.A433])" office:value-type="float" office:value="1.40788400389755" calcext:value-type="float">
            <text:p>1.4078840038975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385:.A434])" office:value-type="float" office:value="1.32788400389755" calcext:value-type="float">
            <text:p>1.327884003897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86:.A435])" office:value-type="float" office:value="1.39829783532786" calcext:value-type="float">
            <text:p>1.398297835327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87:.A436])" office:value-type="float" office:value="1.39829783532786" calcext:value-type="float">
            <text:p>1.398297835327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88:.A437])" office:value-type="float" office:value="1.39829783532786" calcext:value-type="float">
            <text:p>1.39829783532786</text:p>
          </table:table-cell>
        </table:table-row>
        <table:table-row table:style-name="ro1">
          <table:table-cell office:value-type="float" office:value="-1.47905864331424" calcext:value-type="float">
            <text:p>-1.47905864331424</text:p>
          </table:table-cell>
          <table:table-cell table:formula="of:=AVERAGE([.A389:.A438])" office:value-type="float" office:value="1.32871666246158" calcext:value-type="float">
            <text:p>1.32871666246158</text:p>
          </table:table-cell>
        </table:table-row>
        <table:table-row table:style-name="ro1">
          <table:table-cell office:value-type="float" office:value="-1.5497465048939" calcext:value-type="float">
            <text:p>-1.5497465048939</text:p>
          </table:table-cell>
          <table:table-cell table:formula="of:=AVERAGE([.A390:.A439])" office:value-type="float" office:value="1.2577217323637" calcext:value-type="float">
            <text:p>1.2577217323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91:.A440])" office:value-type="float" office:value="1.2577217323637" calcext:value-type="float">
            <text:p>1.2577217323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92:.A441])" office:value-type="float" office:value="1.2577217323637" calcext:value-type="float">
            <text:p>1.2577217323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93:.A442])" office:value-type="float" office:value="1.2577217323637" calcext:value-type="float">
            <text:p>1.2577217323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94:.A443])" office:value-type="float" office:value="1.2577217323637" calcext:value-type="float">
            <text:p>1.2577217323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95:.A444])" office:value-type="float" office:value="1.32822485347742" calcext:value-type="float">
            <text:p>1.32822485347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96:.A445])" office:value-type="float" office:value="1.32822485347742" calcext:value-type="float">
            <text:p>1.32822485347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97:.A446])" office:value-type="float" office:value="1.32822485347742" calcext:value-type="float">
            <text:p>1.32822485347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98:.A447])" office:value-type="float" office:value="1.32822485347742" calcext:value-type="float">
            <text:p>1.32822485347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399:.A448])" office:value-type="float" office:value="1.32822485347742" calcext:value-type="float">
            <text:p>1.32822485347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00:.A449])" office:value-type="float" office:value="1.32822485347742" calcext:value-type="float">
            <text:p>1.32822485347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01:.A450])" office:value-type="float" office:value="1.32822485347742" calcext:value-type="float">
            <text:p>1.32822485347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02:.A451])" office:value-type="float" office:value="1.32822485347742" calcext:value-type="float">
            <text:p>1.32822485347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03:.A452])" office:value-type="float" office:value="1.32822485347742" calcext:value-type="float">
            <text:p>1.32822485347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04:.A453])" office:value-type="float" office:value="1.32822485347742" calcext:value-type="float">
            <text:p>1.32822485347742</text:p>
          </table:table-cell>
        </table:table-row>
        <table:table-row table:style-name="ro1">
          <table:table-cell office:value-type="float" office:value="-1.50744595737755" calcext:value-type="float">
            <text:p>-1.50744595737755</text:p>
          </table:table-cell>
          <table:table-cell table:formula="of:=AVERAGE([.A405:.A454])" office:value-type="float" office:value="1.25807593432987" calcext:value-type="float">
            <text:p>1.25807593432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06:.A455])" office:value-type="float" office:value="1.25807593432987" calcext:value-type="float">
            <text:p>1.25807593432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07:.A456])" office:value-type="float" office:value="1.25807593432987" calcext:value-type="float">
            <text:p>1.25807593432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08:.A457])" office:value-type="float" office:value="1.25807593432987" calcext:value-type="float">
            <text:p>1.25807593432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09:.A458])" office:value-type="float" office:value="1.25807593432987" calcext:value-type="float">
            <text:p>1.25807593432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10:.A459])" office:value-type="float" office:value="1.25807593432987" calcext:value-type="float">
            <text:p>1.25807593432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11:.A460])" office:value-type="float" office:value="1.25807593432987" calcext:value-type="float">
            <text:p>1.25807593432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12:.A461])" office:value-type="float" office:value="1.25807593432987" calcext:value-type="float">
            <text:p>1.25807593432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13:.A462])" office:value-type="float" office:value="1.25807593432987" calcext:value-type="float">
            <text:p>1.25807593432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14:.A463])" office:value-type="float" office:value="1.25807593432987" calcext:value-type="float">
            <text:p>1.25807593432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15:.A464])" office:value-type="float" office:value="1.33807593432987" calcext:value-type="float">
            <text:p>1.33807593432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16:.A465])" office:value-type="float" office:value="1.40848425115424" calcext:value-type="float">
            <text:p>1.40848425115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17:.A466])" office:value-type="float" office:value="1.40848425115424" calcext:value-type="float">
            <text:p>1.40848425115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18:.A467])" office:value-type="float" office:value="1.40848425115424" calcext:value-type="float">
            <text:p>1.40848425115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19:.A468])" office:value-type="float" office:value="1.48848425115424" calcext:value-type="float">
            <text:p>1.48848425115424</text:p>
          </table:table-cell>
        </table:table-row>
        <table:table-row table:style-name="ro1">
          <table:table-cell office:value-type="float" office:value="-1.63052726866305" calcext:value-type="float">
            <text:p>-1.63052726866305</text:p>
          </table:table-cell>
          <table:table-cell table:formula="of:=AVERAGE([.A420:.A469])" office:value-type="float" office:value="1.41587370578098" calcext:value-type="float">
            <text:p>1.41587370578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21:.A470])" office:value-type="float" office:value="1.41587370578098" calcext:value-type="float">
            <text:p>1.41587370578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22:.A471])" office:value-type="float" office:value="1.41587370578098" calcext:value-type="float">
            <text:p>1.41587370578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23:.A472])" office:value-type="float" office:value="1.48605775414169" calcext:value-type="float">
            <text:p>1.48605775414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24:.A473])" office:value-type="float" office:value="1.48605775414169" calcext:value-type="float">
            <text:p>1.48605775414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25:.A474])" office:value-type="float" office:value="1.56605775414169" calcext:value-type="float">
            <text:p>1.56605775414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26:.A475])" office:value-type="float" office:value="1.56605775414169" calcext:value-type="float">
            <text:p>1.56605775414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27:.A476])" office:value-type="float" office:value="1.56605775414169" calcext:value-type="float">
            <text:p>1.56605775414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28:.A477])" office:value-type="float" office:value="1.56605775414169" calcext:value-type="float">
            <text:p>1.56605775414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29:.A478])" office:value-type="float" office:value="1.56605775414169" calcext:value-type="float">
            <text:p>1.56605775414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30:.A479])" office:value-type="float" office:value="1.56605775414169" calcext:value-type="float">
            <text:p>1.56605775414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31:.A480])" office:value-type="float" office:value="1.56605775414169" calcext:value-type="float">
            <text:p>1.56605775414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32:.A481])" office:value-type="float" office:value="1.56605775414169" calcext:value-type="float">
            <text:p>1.56605775414169</text:p>
          </table:table-cell>
        </table:table-row>
        <table:table-row table:style-name="ro1">
          <table:table-cell office:value-type="float" office:value="-1.66715011870265" calcext:value-type="float">
            <text:p>-1.66715011870265</text:p>
          </table:table-cell>
          <table:table-cell table:formula="of:=AVERAGE([.A433:.A482])" office:value-type="float" office:value="1.56332143014097" calcext:value-type="float">
            <text:p>1.56332143014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34:.A483])" office:value-type="float" office:value="1.56332143014097" calcext:value-type="float">
            <text:p>1.56332143014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35:.A484])" office:value-type="float" office:value="1.64332143014097" calcext:value-type="float">
            <text:p>1.64332143014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36:.A485])" office:value-type="float" office:value="1.64332143014097" calcext:value-type="float">
            <text:p>1.64332143014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37:.A486])" office:value-type="float" office:value="1.64332143014097" calcext:value-type="float">
            <text:p>1.64332143014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38:.A487])" office:value-type="float" office:value="1.64332143014097" calcext:value-type="float">
            <text:p>1.64332143014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39:.A488])" office:value-type="float" office:value="1.71290260300726" calcext:value-type="float">
            <text:p>1.71290260300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40:.A489])" office:value-type="float" office:value="1.78389753310514" calcext:value-type="float">
            <text:p>1.78389753310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41:.A490])" office:value-type="float" office:value="1.78389753310514" calcext:value-type="float">
            <text:p>1.78389753310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42:.A491])" office:value-type="float" office:value="1.78389753310514" calcext:value-type="float">
            <text:p>1.78389753310514</text:p>
          </table:table-cell>
        </table:table-row>
        <table:table-row table:style-name="ro1">
          <table:table-cell office:value-type="float" office:value="-1.53383628009856" calcext:value-type="float">
            <text:p>-1.53383628009856</text:p>
          </table:table-cell>
          <table:table-cell table:formula="of:=AVERAGE([.A443:.A492])" office:value-type="float" office:value="1.71322080750316" calcext:value-type="float">
            <text:p>1.71322080750316</text:p>
          </table:table-cell>
        </table:table-row>
        <table:table-row table:style-name="ro1">
          <table:table-cell office:value-type="float" office:value="-1.77496535809934" calcext:value-type="float">
            <text:p>-1.77496535809934</text:p>
          </table:table-cell>
          <table:table-cell table:formula="of:=AVERAGE([.A444:.A493])" office:value-type="float" office:value="1.63772150034118" calcext:value-type="float">
            <text:p>1.63772150034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45:.A494])" office:value-type="float" office:value="1.63772150034118" calcext:value-type="float">
            <text:p>1.63772150034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46:.A495])" office:value-type="float" office:value="1.63772150034118" calcext:value-type="float">
            <text:p>1.63772150034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47:.A496])" office:value-type="float" office:value="1.63772150034118" calcext:value-type="float">
            <text:p>1.63772150034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48:.A497])" office:value-type="float" office:value="1.63772150034118" calcext:value-type="float">
            <text:p>1.6377215003411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449:.A498])" office:value-type="float" office:value="1.55772150034118" calcext:value-type="float">
            <text:p>1.55772150034118</text:p>
          </table:table-cell>
        </table:table-row>
        <table:table-row table:style-name="ro1">
          <table:table-cell office:value-type="float" office:value="-1.62722789166272" calcext:value-type="float">
            <text:p>-1.62722789166272</text:p>
          </table:table-cell>
          <table:table-cell table:formula="of:=AVERAGE([.A450:.A499])" office:value-type="float" office:value="1.48517694250792" calcext:value-type="float">
            <text:p>1.48517694250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51:.A500])" office:value-type="float" office:value="1.48517694250792" calcext:value-type="float">
            <text:p>1.48517694250792</text:p>
          </table:table-cell>
        </table:table-row>
        <table:table-row table:style-name="ro1">
          <table:table-cell office:value-type="float" office:value="-1.47033031276465" calcext:value-type="float">
            <text:p>-1.47033031276465</text:p>
          </table:table-cell>
          <table:table-cell table:formula="of:=AVERAGE([.A452:.A501])" office:value-type="float" office:value="1.41577033625263" calcext:value-type="float">
            <text:p>1.41577033625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53:.A502])" office:value-type="float" office:value="1.41577033625263" calcext:value-type="float">
            <text:p>1.41577033625263</text:p>
          </table:table-cell>
        </table:table-row>
        <table:table-row table:style-name="ro1">
          <table:table-cell office:value-type="float" office:value="-1.78638997895718" calcext:value-type="float">
            <text:p>-1.78638997895718</text:p>
          </table:table-cell>
          <table:table-cell table:formula="of:=AVERAGE([.A454:.A503])" office:value-type="float" office:value="1.34004253667349" calcext:value-type="float">
            <text:p>1.34004253667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55:.A504])" office:value-type="float" office:value="1.41019145582104" calcext:value-type="float">
            <text:p>1.41019145582104</text:p>
          </table:table-cell>
        </table:table-row>
        <table:table-row table:style-name="ro1">
          <table:table-cell office:value-type="float" office:value="-1.63593275580406" calcext:value-type="float">
            <text:p>-1.63593275580406</text:p>
          </table:table-cell>
          <table:table-cell table:formula="of:=AVERAGE([.A456:.A505])" office:value-type="float" office:value="1.33747280070496" calcext:value-type="float">
            <text:p>1.33747280070496</text:p>
          </table:table-cell>
        </table:table-row>
        <table:table-row table:style-name="ro1">
          <table:table-cell office:value-type="float" office:value="-1.52832754076123" calcext:value-type="float">
            <text:p>-1.52832754076123</text:p>
          </table:table-cell>
          <table:table-cell table:formula="of:=AVERAGE([.A457:.A506])" office:value-type="float" office:value="1.26690624988973" calcext:value-type="float">
            <text:p>1.266906249889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58:.A507])" office:value-type="float" office:value="1.26690624988973" calcext:value-type="float">
            <text:p>1.26690624988973</text:p>
          </table:table-cell>
        </table:table-row>
        <table:table-row table:style-name="ro1">
          <table:table-cell office:value-type="float" office:value="-1.65022027846873" calcext:value-type="float">
            <text:p>-1.65022027846873</text:p>
          </table:table-cell>
          <table:table-cell table:formula="of:=AVERAGE([.A459:.A508])" office:value-type="float" office:value="1.19390184432036" calcext:value-type="float">
            <text:p>1.19390184432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60:.A509])" office:value-type="float" office:value="1.19390184432036" calcext:value-type="float">
            <text:p>1.19390184432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61:.A510])" office:value-type="float" office:value="1.19390184432036" calcext:value-type="float">
            <text:p>1.19390184432036</text:p>
          </table:table-cell>
        </table:table-row>
        <table:table-row table:style-name="ro1">
          <table:table-cell office:value-type="float" office:value="-1.51168047074676" calcext:value-type="float">
            <text:p>-1.51168047074676</text:p>
          </table:table-cell>
          <table:table-cell table:formula="of:=AVERAGE([.A462:.A511])" office:value-type="float" office:value="1.12366823490542" calcext:value-type="float">
            <text:p>1.12366823490542</text:p>
          </table:table-cell>
        </table:table-row>
        <table:table-row table:style-name="ro1">
          <table:table-cell office:value-type="float" office:value="-1.47858227522671" calcext:value-type="float">
            <text:p>-1.47858227522671</text:p>
          </table:table-cell>
          <table:table-cell table:formula="of:=AVERAGE([.A463:.A512])" office:value-type="float" office:value="1.05409658940089" calcext:value-type="float">
            <text:p>1.0540965894008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464:.A513])" office:value-type="float" office:value="0.974096589400888" calcext:value-type="float">
            <text:p>0.974096589400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65:.A514])" office:value-type="float" office:value="0.974096589400888" calcext:value-type="float">
            <text:p>0.974096589400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66:.A515])" office:value-type="float" office:value="0.974096589400888" calcext:value-type="float">
            <text:p>0.974096589400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67:.A516])" office:value-type="float" office:value="0.974096589400888" calcext:value-type="float">
            <text:p>0.974096589400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68:.A517])" office:value-type="float" office:value="0.974096589400888" calcext:value-type="float">
            <text:p>0.974096589400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69:.A518])" office:value-type="float" office:value="0.974096589400888" calcext:value-type="float">
            <text:p>0.974096589400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70:.A519])" office:value-type="float" office:value="1.04670713477415" calcext:value-type="float">
            <text:p>1.0467071347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71:.A520])" office:value-type="float" office:value="1.04670713477415" calcext:value-type="float">
            <text:p>1.0467071347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72:.A521])" office:value-type="float" office:value="1.04670713477415" calcext:value-type="float">
            <text:p>1.0467071347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73:.A522])" office:value-type="float" office:value="1.04670713477415" calcext:value-type="float">
            <text:p>1.0467071347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74:.A523])" office:value-type="float" office:value="1.04670713477415" calcext:value-type="float">
            <text:p>1.0467071347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75:.A524])" office:value-type="float" office:value="1.04670713477415" calcext:value-type="float">
            <text:p>1.0467071347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76:.A525])" office:value-type="float" office:value="1.04670713477415" calcext:value-type="float">
            <text:p>1.0467071347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77:.A526])" office:value-type="float" office:value="1.04670713477415" calcext:value-type="float">
            <text:p>1.0467071347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78:.A527])" office:value-type="float" office:value="1.04670713477415" calcext:value-type="float">
            <text:p>1.0467071347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79:.A528])" office:value-type="float" office:value="1.04670713477415" calcext:value-type="float">
            <text:p>1.0467071347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80:.A529])" office:value-type="float" office:value="1.04670713477415" calcext:value-type="float">
            <text:p>1.0467071347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81:.A530])" office:value-type="float" office:value="1.04670713477415" calcext:value-type="float">
            <text:p>1.0467071347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82:.A531])" office:value-type="float" office:value="1.04670713477415" calcext:value-type="float">
            <text:p>1.04670713477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83:.A532])" office:value-type="float" office:value="1.1200501371482" calcext:value-type="float">
            <text:p>1.1200501371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84:.A533])" office:value-type="float" office:value="1.1200501371482" calcext:value-type="float">
            <text:p>1.1200501371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85:.A534])" office:value-type="float" office:value="1.1200501371482" calcext:value-type="float">
            <text:p>1.1200501371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86:.A535])" office:value-type="float" office:value="1.1200501371482" calcext:value-type="float">
            <text:p>1.1200501371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87:.A536])" office:value-type="float" office:value="1.1200501371482" calcext:value-type="float">
            <text:p>1.1200501371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88:.A537])" office:value-type="float" office:value="1.1200501371482" calcext:value-type="float">
            <text:p>1.1200501371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89:.A538])" office:value-type="float" office:value="1.1200501371482" calcext:value-type="float">
            <text:p>1.1200501371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90:.A539])" office:value-type="float" office:value="1.1200501371482" calcext:value-type="float">
            <text:p>1.1200501371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91:.A540])" office:value-type="float" office:value="1.1200501371482" calcext:value-type="float">
            <text:p>1.1200501371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92:.A541])" office:value-type="float" office:value="1.1200501371482" calcext:value-type="float">
            <text:p>1.1200501371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93:.A542])" office:value-type="float" office:value="1.19072686275017" calcext:value-type="float">
            <text:p>1.19072686275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94:.A543])" office:value-type="float" office:value="1.26622616991216" calcext:value-type="float">
            <text:p>1.26622616991216</text:p>
          </table:table-cell>
        </table:table-row>
        <table:table-row table:style-name="ro1">
          <table:table-cell office:value-type="float" office:value="-1.65877965087891" calcext:value-type="float">
            <text:p>-1.65877965087891</text:p>
          </table:table-cell>
          <table:table-cell table:formula="of:=AVERAGE([.A495:.A544])" office:value-type="float" office:value="1.19305057689458" calcext:value-type="float">
            <text:p>1.19305057689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96:.A545])" office:value-type="float" office:value="1.19305057689458" calcext:value-type="float">
            <text:p>1.19305057689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97:.A546])" office:value-type="float" office:value="1.19305057689458" calcext:value-type="float">
            <text:p>1.19305057689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98:.A547])" office:value-type="float" office:value="1.19305057689458" calcext:value-type="float">
            <text:p>1.19305057689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499:.A548])" office:value-type="float" office:value="1.27305057689458" calcext:value-type="float">
            <text:p>1.27305057689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00:.A549])" office:value-type="float" office:value="1.34559513472784" calcext:value-type="float">
            <text:p>1.3455951347278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501:.A550])" office:value-type="float" office:value="1.26559513472784" calcext:value-type="float">
            <text:p>1.26559513472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02:.A551])" office:value-type="float" office:value="1.33500174098313" calcext:value-type="float">
            <text:p>1.33500174098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03:.A552])" office:value-type="float" office:value="1.33500174098313" calcext:value-type="float">
            <text:p>1.33500174098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04:.A553])" office:value-type="float" office:value="1.41072954056227" calcext:value-type="float">
            <text:p>1.41072954056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05:.A554])" office:value-type="float" office:value="1.41072954056227" calcext:value-type="float">
            <text:p>1.41072954056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06:.A555])" office:value-type="float" office:value="1.48344819567835" calcext:value-type="float">
            <text:p>1.48344819567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07:.A556])" office:value-type="float" office:value="1.55401474649358" calcext:value-type="float">
            <text:p>1.55401474649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08:.A557])" office:value-type="float" office:value="1.55401474649358" calcext:value-type="float">
            <text:p>1.55401474649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09:.A558])" office:value-type="float" office:value="1.62701915206295" calcext:value-type="float">
            <text:p>1.62701915206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10:.A559])" office:value-type="float" office:value="1.62701915206295" calcext:value-type="float">
            <text:p>1.62701915206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11:.A560])" office:value-type="float" office:value="1.62701915206295" calcext:value-type="float">
            <text:p>1.62701915206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12:.A561])" office:value-type="float" office:value="1.69725276147789" calcext:value-type="float">
            <text:p>1.69725276147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13:.A562])" office:value-type="float" office:value="1.76682440698242" calcext:value-type="float">
            <text:p>1.76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14:.A563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15:.A564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16:.A565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17:.A566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18:.A567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19:.A568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20:.A569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21:.A570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22:.A571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23:.A572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24:.A573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25:.A574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26:.A575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27:.A576])" office:value-type="float" office:value="1.84682440698242" calcext:value-type="float">
            <text:p>1.84682440698242</text:p>
          </table:table-cell>
        </table:table-row>
        <table:table-row table:style-name="ro1">
          <table:table-cell office:value-type="float" office:value="-1.57184130158424" calcext:value-type="float">
            <text:p>-1.57184130158424</text:p>
          </table:table-cell>
          <table:table-cell table:formula="of:=AVERAGE([.A528:.A577])" office:value-type="float" office:value="1.77538758095074" calcext:value-type="float">
            <text:p>1.775387580950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29:.A578])" office:value-type="float" office:value="1.77538758095074" calcext:value-type="float">
            <text:p>1.775387580950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30:.A579])" office:value-type="float" office:value="1.77538758095074" calcext:value-type="float">
            <text:p>1.775387580950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31:.A580])" office:value-type="float" office:value="1.77538758095074" calcext:value-type="float">
            <text:p>1.775387580950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32:.A581])" office:value-type="float" office:value="1.77538758095074" calcext:value-type="float">
            <text:p>1.775387580950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33:.A582])" office:value-type="float" office:value="1.77538758095074" calcext:value-type="float">
            <text:p>1.775387580950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34:.A583])" office:value-type="float" office:value="1.77538758095074" calcext:value-type="float">
            <text:p>1.775387580950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35:.A584])" office:value-type="float" office:value="1.77538758095074" calcext:value-type="float">
            <text:p>1.77538758095074</text:p>
          </table:table-cell>
        </table:table-row>
        <table:table-row table:style-name="ro1">
          <table:table-cell office:value-type="float" office:value="-1.50529760770202" calcext:value-type="float">
            <text:p>-1.50529760770202</text:p>
          </table:table-cell>
          <table:table-cell table:formula="of:=AVERAGE([.A536:.A585])" office:value-type="float" office:value="1.7052816287967" calcext:value-type="float">
            <text:p>1.70528162879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37:.A586])" office:value-type="float" office:value="1.7052816287967" calcext:value-type="float">
            <text:p>1.70528162879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38:.A587])" office:value-type="float" office:value="1.7052816287967" calcext:value-type="float">
            <text:p>1.7052816287967</text:p>
          </table:table-cell>
        </table:table-row>
        <table:table-row table:style-name="ro1">
          <table:table-cell office:value-type="float" office:value="-1.47943293252587" calcext:value-type="float">
            <text:p>-1.47943293252587</text:p>
          </table:table-cell>
          <table:table-cell table:formula="of:=AVERAGE([.A539:.A588])" office:value-type="float" office:value="1.63569297014618" calcext:value-type="float">
            <text:p>1.635692970146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40:.A589])" office:value-type="float" office:value="1.63569297014618" calcext:value-type="float">
            <text:p>1.635692970146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41:.A590])" office:value-type="float" office:value="1.63569297014618" calcext:value-type="float">
            <text:p>1.635692970146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42:.A591])" office:value-type="float" office:value="1.63569297014618" calcext:value-type="float">
            <text:p>1.635692970146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43:.A592])" office:value-type="float" office:value="1.63569297014618" calcext:value-type="float">
            <text:p>1.63569297014618</text:p>
          </table:table-cell>
        </table:table-row>
        <table:table-row table:style-name="ro1">
          <table:table-cell office:value-type="float" office:value="-1.49740702792704" calcext:value-type="float">
            <text:p>-1.49740702792704</text:p>
          </table:table-cell>
          <table:table-cell table:formula="of:=AVERAGE([.A544:.A593])" office:value-type="float" office:value="1.56574482958764" calcext:value-type="float">
            <text:p>1.56574482958764</text:p>
          </table:table-cell>
        </table:table-row>
        <table:table-row table:style-name="ro1">
          <table:table-cell office:value-type="float" office:value="-1.50866503728628" calcext:value-type="float">
            <text:p>-1.50866503728628</text:p>
          </table:table-cell>
          <table:table-cell table:formula="of:=AVERAGE([.A545:.A594])" office:value-type="float" office:value="1.56874712185949" calcext:value-type="float">
            <text:p>1.56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46:.A595])" office:value-type="float" office:value="1.56874712185949" calcext:value-type="float">
            <text:p>1.56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47:.A596])" office:value-type="float" office:value="1.56874712185949" calcext:value-type="float">
            <text:p>1.56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48:.A597])" office:value-type="float" office:value="1.56874712185949" calcext:value-type="float">
            <text:p>1.56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49:.A598])" office:value-type="float" office:value="1.56874712185949" calcext:value-type="float">
            <text:p>1.56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50:.A599])" office:value-type="float" office:value="1.56874712185949" calcext:value-type="float">
            <text:p>1.56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51:.A600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52:.A601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53:.A602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54:.A603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55:.A604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56:.A605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57:.A606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58:.A607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59:.A608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60:.A609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61:.A610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62:.A611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63:.A612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64:.A613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65:.A614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66:.A615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67:.A616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68:.A617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69:.A618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70:.A619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71:.A620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72:.A621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73:.A622])" office:value-type="float" office:value="1.64874712185949" calcext:value-type="float">
            <text:p>1.64874712185949</text:p>
          </table:table-cell>
        </table:table-row>
        <table:table-row table:style-name="ro1">
          <table:table-cell office:value-type="float" office:value="-1.58731974446774" calcext:value-type="float">
            <text:p>-1.58731974446774</text:p>
          </table:table-cell>
          <table:table-cell table:formula="of:=AVERAGE([.A574:.A623])" office:value-type="float" office:value="1.57700072697014" calcext:value-type="float">
            <text:p>1.57700072697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75:.A624])" office:value-type="float" office:value="1.57700072697014" calcext:value-type="float">
            <text:p>1.57700072697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76:.A625])" office:value-type="float" office:value="1.57700072697014" calcext:value-type="float">
            <text:p>1.57700072697014</text:p>
          </table:table-cell>
        </table:table-row>
        <table:table-row table:style-name="ro1">
          <table:table-cell office:value-type="float" office:value="-1.54655038008988" calcext:value-type="float">
            <text:p>-1.54655038008988</text:p>
          </table:table-cell>
          <table:table-cell table:formula="of:=AVERAGE([.A577:.A626])" office:value-type="float" office:value="1.50606971936834" calcext:value-type="float">
            <text:p>1.50606971936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78:.A627])" office:value-type="float" office:value="1.57750654540002" calcext:value-type="float">
            <text:p>1.5775065454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79:.A628])" office:value-type="float" office:value="1.57750654540002" calcext:value-type="float">
            <text:p>1.5775065454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80:.A629])" office:value-type="float" office:value="1.57750654540002" calcext:value-type="float">
            <text:p>1.57750654540002</text:p>
          </table:table-cell>
        </table:table-row>
        <table:table-row table:style-name="ro1">
          <table:table-cell office:value-type="float" office:value="-1.62710234637857" calcext:value-type="float">
            <text:p>-1.62710234637857</text:p>
          </table:table-cell>
          <table:table-cell table:formula="of:=AVERAGE([.A581:.A630])" office:value-type="float" office:value="1.50496449847245" calcext:value-type="float">
            <text:p>1.5049644984724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582:.A631])" office:value-type="float" office:value="1.42496449847245" calcext:value-type="float">
            <text:p>1.42496449847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83:.A632])" office:value-type="float" office:value="1.42496449847245" calcext:value-type="float">
            <text:p>1.42496449847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84:.A633])" office:value-type="float" office:value="1.42496449847245" calcext:value-type="float">
            <text:p>1.42496449847245</text:p>
          </table:table-cell>
        </table:table-row>
        <table:table-row table:style-name="ro1">
          <table:table-cell office:value-type="float" office:value="-1.46765983550548" calcext:value-type="float">
            <text:p>-1.46765983550548</text:p>
          </table:table-cell>
          <table:table-cell table:formula="of:=AVERAGE([.A585:.A634])" office:value-type="float" office:value="1.35561130176234" calcext:value-type="float">
            <text:p>1.35561130176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86:.A635])" office:value-type="float" office:value="1.42571725391638" calcext:value-type="float">
            <text:p>1.42571725391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87:.A636])" office:value-type="float" office:value="1.42571725391638" calcext:value-type="float">
            <text:p>1.42571725391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88:.A637])" office:value-type="float" office:value="1.42571725391638" calcext:value-type="float">
            <text:p>1.42571725391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89:.A638])" office:value-type="float" office:value="1.4953059125669" calcext:value-type="float">
            <text:p>1.4953059125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90:.A639])" office:value-type="float" office:value="1.4953059125669" calcext:value-type="float">
            <text:p>1.4953059125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91:.A640])" office:value-type="float" office:value="1.4953059125669" calcext:value-type="float">
            <text:p>1.4953059125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92:.A641])" office:value-type="float" office:value="1.4953059125669" calcext:value-type="float">
            <text:p>1.4953059125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93:.A642])" office:value-type="float" office:value="1.4953059125669" calcext:value-type="float">
            <text:p>1.4953059125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94:.A643])" office:value-type="float" office:value="1.56525405312544" calcext:value-type="float">
            <text:p>1.56525405312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95:.A644])" office:value-type="float" office:value="1.63542735387117" calcext:value-type="float">
            <text:p>1.63542735387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96:.A645])" office:value-type="float" office:value="1.63542735387117" calcext:value-type="float">
            <text:p>1.63542735387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A597:.A646])" office:value-type="float" office:value="1.63542735387117" calcext:value-type="float">
            <text:p>1.63542735387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2T16:14:24.717476447</dc:date>
    <meta:editing-duration>PT4H43M10S</meta:editing-duration>
    <meta:editing-cycles>1</meta:editing-cycles>
    <meta:document-statistic meta:table-count="1" meta:cell-count="1291" meta:object-count="2"/>
    <meta:generator>LibreOffice/7.2.0.4$Linux_X86_64 LibreOffice_project/ce769e3009755dcf0082844e386f5dca4c8ecb2f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25cm" svg:height="17.578cm" xlink:href=".." xlink:type="simple" chart:class="chart:line" chart:style-name="ch1">
        <chart:legend chart:legend-position="end" svg:x="28.318cm" svg:y="8.49cm" style:legend-expansion="high" chart:style-name="ch2"/>
        <chart:plot-area chart:style-name="ch3" table:cell-range-address="rewardlist_09_21_2021.A1:rewardlist_09_21_2021.A646" chart:data-source-has-labels="row" svg:x="0.625cm" svg:y="0.351cm" svg:width="27.068cm" svg:height="16.876cm">
          <chart:coordinate-region svg:x="1.458cm" svg:y="0.55cm" svg:width="26.235cm" svg:height="16.4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09_21_2021.A2:rewardlist_09_21_2021.A646" chart:label-cell-address="rewardlist_09_21_2021.A1:rewardlist_09_21_2021.A1" chart:class="chart:line">
            <chart:data-point chart:repeated="6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09_21_2021.A1:rewardlist_09_21_202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838875343889">
                <text:p>-1.6838875343889</text:p>
                <draw:g>
                  <svg:desc>rewardlist_09_21_2021.A2:rewardlist_09_21_2021.A6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4349690463245">
                <text:p>-1.74349690463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741102553904">
                <text:p>-1.6741102553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49766515841782">
                <text:p>-1.49766515841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0024010097981">
                <text:p>-1.70024010097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63973666058183">
                <text:p>-1.63973666058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8019064964056">
                <text:p>-1.58019064964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0820107997954">
                <text:p>-1.70820107997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70772236525118">
                <text:p>-1.70772236525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61631014522314">
                <text:p>-1.61631014522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6252513750792">
                <text:p>-1.56252513750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75952328814864">
                <text:p>-1.75952328814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47115985029638">
                <text:p>-1.471159850296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9626396597326">
                <text:p>-1.59626396597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6481897891462">
                <text:p>-1.56481897891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3564319353402">
                <text:p>-1.535643193534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8817577262521">
                <text:p>-1.788175772625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49701161894798">
                <text:p>-1.49701161894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737101531297">
                <text:p>-1.6737101531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70485125020146">
                <text:p>-1.70485125020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9462156526744">
                <text:p>-1.49462156526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6899137080282">
                <text:p>-1.6899137080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49470721765757">
                <text:p>-1.494707217657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8114075167954">
                <text:p>-1.81140751679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59125858109296">
                <text:p>-1.59125858109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66030966069698">
                <text:p>-1.66030966069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80320600711107">
                <text:p>-1.803206007111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55382144668698">
                <text:p>-1.55382144668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68069727618694">
                <text:p>-1.680697276186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54471648028493">
                <text:p>-1.544716480284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53497205425799">
                <text:p>-1.534972054257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48176901346743">
                <text:p>-1.481769013467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66054667142033">
                <text:p>-1.660546671420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58496841036081">
                <text:p>-1.584968410360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55228557026684">
                <text:p>-1.552285570266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5686803763926">
                <text:p>-1.56868037639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4829458538413">
                <text:p>-1.48294585384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55556030753851">
                <text:p>-1.555560307538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51139066060483">
                <text:p>-1.511390660604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57504211966991">
                <text:p>-1.57504211966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54763804811239">
                <text:p>-1.547638048112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5587165394485">
                <text:p>-1.55871653944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56420181237757">
                <text:p>-1.564201812377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77422029963732">
                <text:p>-1.774220299637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47646208524108">
                <text:p>-1.476462085241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78780500337482">
                <text:p>-1.787805003374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57526153058708">
                <text:p>-1.575261530587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51973414205909">
                <text:p>-1.519734142059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4721278396368">
                <text:p>-1.47212783963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59263019265532">
                <text:p>-1.592630192655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5206915715158">
                <text:p>-1.52069157151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52515605568588">
                <text:p>-1.525156055685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52041584121883">
                <text:p>-1.520415841218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50920241803527">
                <text:p>-1.509202418035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53033391866684">
                <text:p>-1.530333918666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47905864331424">
                <text:p>-1.479058643314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5497465048939">
                <text:p>-1.54974650489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50744595737755">
                <text:p>-1.507445957377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63052726866305">
                <text:p>-1.630527268663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66715011870265">
                <text:p>-1.667150118702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.53383628009856">
                <text:p>-1.533836280098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77496535809934">
                <text:p>-1.7749653580993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62722789166272">
                <text:p>-1.627227891662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47033031276465">
                <text:p>-1.470330312764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78638997895718">
                <text:p>-1.786389978957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.63593275580406">
                <text:p>-1.635932755804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52832754076123">
                <text:p>-1.528327540761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.65022027846873">
                <text:p>-1.650220278468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.51168047074676">
                <text:p>-1.511680470746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47858227522671">
                <text:p>-1.4785822752267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65877965087891">
                <text:p>-1.658779650878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.57184130158424">
                <text:p>-1.571841301584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.50529760770202">
                <text:p>-1.505297607702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.47943293252587">
                <text:p>-1.479432932525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.49740702792704">
                <text:p>-1.497407027927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.50866503728628">
                <text:p>-1.508665037286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.58731974446774">
                <text:p>-1.587319744467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.54655038008988">
                <text:p>-1.546550380089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.62710234637857">
                <text:p>-1.627102346378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.46765983550548">
                <text:p>-1.4676598355054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ce769e3009755dcf0082844e386f5dca4c8ecb2f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3.136cm" svg:y="4.203cm" style:legend-expansion="high" chart:style-name="ch2"/>
        <chart:plot-area chart:style-name="ch3" table:cell-range-address="rewardlist_09_21_2021.B2:rewardlist_09_21_2021.B646" svg:x="0.319cm" svg:y="0.18cm" svg:width="12.498cm" svg:height="8.645cm">
          <chart:coordinate-region svg:x="1.152cm" svg:y="0.379cm" svg:width="11.57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09_21_2021.B2:rewardlist_09_21_2021.B646" chart:class="chart:line">
            <chart:data-point chart:repeated="6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838875343889">
                <text:p>-1.6838875343889</text:p>
                <draw:g>
                  <svg:desc>rewardlist_09_21_2021.B2:rewardlist_09_21_2021.B6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1369221951067">
                <text:p>-1.71369221951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75794813007116">
                <text:p>-0.475794813007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75373673602938">
                <text:p>-0.775373673602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19831970565915">
                <text:p>-0.919831970565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4989999230156">
                <text:p>-1.0498999923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3416237348446">
                <text:p>-1.13416237348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8991590800397">
                <text:p>-1.18991590800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35480807114641">
                <text:p>-0.835480807114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22752834401131">
                <text:p>-0.922752834401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4113700842045">
                <text:p>-0.994113700842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04596340454047">
                <text:p>-1.04596340454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08569892246104">
                <text:p>-1.08569892246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65291856570968">
                <text:p>-0.865291856570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24907285342813">
                <text:p>-0.924907285342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742100580008887">
                <text:p>-0.742100580008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84986419437563">
                <text:p>-0.784986419437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0057394245101">
                <text:p>-0.830057394245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81107005074307">
                <text:p>-0.6811070050743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47051654820591">
                <text:p>-0.5470516548205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95516765491735">
                <text:p>-0.595516765491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77538730696656">
                <text:p>-0.477538730696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69819655448976">
                <text:p>-0.369819655448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71077169805268">
                <text:p>-0.271077169805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80234083013058">
                <text:p>-0.180234083013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963789259740939">
                <text:p>-0.0963789259740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87352620491275">
                <text:p>-0.01873526204912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33624258811985">
                <text:p>0.0533624258811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487859471502">
                <text:p>0.120487859471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3138264155785">
                <text:p>0.183138264155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1746707247534">
                <text:p>0.2417467072475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6692122646049">
                <text:p>0.2966921226460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1166810034531">
                <text:p>0.241166810034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2897197974692">
                <text:p>0.2928971979746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3437970243267">
                <text:p>0.233437970243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5369926099065">
                <text:p>0.185369926099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5124518552342">
                <text:p>0.135124518552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4200189116754">
                <text:p>0.184200189116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5762972723979">
                <text:p>0.1357629727239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23688984058797">
                <text:p>0.08236889840587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3905716365067">
                <text:p>0.0439057163650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04793897849463">
                <text:p>0.09047938978494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4886845836459">
                <text:p>0.1348868458364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7275781158358">
                <text:p>0.177275781158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7780763799283">
                <text:p>0.2177807637992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6524660238429">
                <text:p>0.2565246602384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5111077934884">
                <text:p>0.2151110779348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8962930477907">
                <text:p>0.1689629304779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6331033937542">
                <text:p>0.2063310339375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2204413258791">
                <text:p>0.2422044132587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5988019593418">
                <text:p>0.245988019593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4629807350159">
                <text:p>0.244629807350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4629807350159">
                <text:p>0.164629807350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8112012457967">
                <text:p>0.1581120124579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8065315626323">
                <text:p>0.2280653156263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024494602406">
                <text:p>0.230244946024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03039679235697">
                <text:p>0.3030396792356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4643492228508">
                <text:p>0.3746434922285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4643492228508">
                <text:p>0.374643492228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5601320614159">
                <text:p>0.3756013206141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49755767919183">
                <text:p>0.4497557679191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2081970823646">
                <text:p>0.5220819708236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93332473573804">
                <text:p>0.593332473573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93332473573804">
                <text:p>0.593332473573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8522939336777">
                <text:p>0.6685229393367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8522939336777">
                <text:p>0.668522939336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7946136342704">
                <text:p>0.737946136342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09871415662169">
                <text:p>0.8098714156621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09871415662169">
                <text:p>0.809871415662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09871415662169">
                <text:p>0.8098714156621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1167795240462">
                <text:p>0.8811677952404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81167795240462">
                <text:p>0.881167795240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81167795240462">
                <text:p>0.8811677952404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1167795240462">
                <text:p>0.881167795240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81167795240462">
                <text:p>0.881167795240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0510367509824">
                <text:p>0.80510367509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0510367509824">
                <text:p>0.805103675098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510367509824">
                <text:p>0.805103675098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34027246164501">
                <text:p>0.7340272461645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60413300640762">
                <text:p>0.6604133006407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60413300640762">
                <text:p>0.6604133006407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89518971035063">
                <text:p>0.5895189710350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60231834905744">
                <text:p>0.6602318349057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0231834905744">
                <text:p>0.6602318349057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55995350358248">
                <text:p>0.6559953503582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25935582737207">
                <text:p>0.7259355827372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99409785799801">
                <text:p>0.7994097857998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99409785799801">
                <text:p>0.7994097857998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3506810803831">
                <text:p>0.8735068108038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3506810803831">
                <text:p>0.9535068108038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2339924210918">
                <text:p>1.02339924210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339924210918">
                <text:p>1.02339924210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2339924210918">
                <text:p>1.023399242109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2339924210918">
                <text:p>1.023399242109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2339924210918">
                <text:p>1.023399242109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2339924210918">
                <text:p>1.023399242109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9719751626974">
                <text:p>1.097197516269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7719751626974">
                <text:p>1.17719751626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7719751626974">
                <text:p>1.177197516269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7719751626974">
                <text:p>1.177197516269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4709166062289">
                <text:p>1.247091660622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233198109588">
                <text:p>1.32331981095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033198109588">
                <text:p>1.40331981095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833198109588">
                <text:p>1.4833198109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833198109588">
                <text:p>1.48331981095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5514498258066">
                <text:p>1.555144982580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5514498258066">
                <text:p>1.55514498258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5514498258066">
                <text:p>1.555144982580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5514498258066">
                <text:p>1.555144982580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283511757946">
                <text:p>1.62835117579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6283511757946">
                <text:p>1.62835117579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5765173470944">
                <text:p>1.557651734709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3371585485166">
                <text:p>1.633715854851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3371585485166">
                <text:p>1.633715854851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3371585485166">
                <text:p>1.633715854851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047922837854">
                <text:p>1.70479228378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7840622930914">
                <text:p>1.778406229309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7840622930914">
                <text:p>1.778406229309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84930055891484">
                <text:p>1.849300558914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4930055891484">
                <text:p>1.849300558914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84930055891484">
                <text:p>1.849300558914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92930055891484">
                <text:p>1.929300558914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2930055891484">
                <text:p>1.92930055891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2930055891484">
                <text:p>1.929300558914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2930055891484">
                <text:p>1.929300558914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2930055891484">
                <text:p>1.929300558914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2930055891484">
                <text:p>1.929300558914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2930055891484">
                <text:p>1.92930055891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2930055891484">
                <text:p>1.929300558914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2930055891484">
                <text:p>1.929300558914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2930055891484">
                <text:p>1.92930055891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5966517864549">
                <text:p>1.859665178645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85966517864549">
                <text:p>1.859665178645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8645424521708">
                <text:p>1.786454245217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85715368630224">
                <text:p>1.85715368630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85715368630224">
                <text:p>1.857153686302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85715368630224">
                <text:p>1.85715368630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85715368630224">
                <text:p>1.857153686302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85715368630224">
                <text:p>1.857153686302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85715368630224">
                <text:p>1.857153686302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85715368630224">
                <text:p>1.85715368630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85715368630224">
                <text:p>1.85715368630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85715368630224">
                <text:p>1.85715368630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8545431809503">
                <text:p>1.785454318095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8545431809503">
                <text:p>1.785454318095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8545431809503">
                <text:p>1.785454318095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8545431809503">
                <text:p>1.785454318095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8545431809503">
                <text:p>1.785454318095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8545431809503">
                <text:p>1.785454318095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1440860668969">
                <text:p>1.714408606689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1440860668969">
                <text:p>1.71440860668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1440860668969">
                <text:p>1.714408606689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1440860668969">
                <text:p>1.714408606689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1440860668969">
                <text:p>1.714408606689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63440860668969">
                <text:p>1.634408606689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3440860668969">
                <text:p>1.634408606689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63440860668969">
                <text:p>1.634408606689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3440860668969">
                <text:p>1.634408606689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3440860668969">
                <text:p>1.634408606689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63440860668969">
                <text:p>1.634408606689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3440860668969">
                <text:p>1.634408606689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63440860668969">
                <text:p>1.634408606689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3440860668969">
                <text:p>1.634408606689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3440860668969">
                <text:p>1.634408606689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63440860668969">
                <text:p>1.634408606689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3440860668969">
                <text:p>1.634408606689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3440860668969">
                <text:p>1.634408606689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70404398695904">
                <text:p>1.704043986959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70404398695904">
                <text:p>1.704043986959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77725492038745">
                <text:p>1.777254920387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77725492038745">
                <text:p>1.777254920387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7725492038745">
                <text:p>1.777254920387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77725492038745">
                <text:p>1.777254920387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77725492038745">
                <text:p>1.777254920387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77725492038745">
                <text:p>1.777254920387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77725492038745">
                <text:p>1.777254920387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77725492038745">
                <text:p>1.77725492038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77725492038745">
                <text:p>1.777254920387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77725492038745">
                <text:p>1.777254920387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7725492038745">
                <text:p>1.777254920387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058813128596">
                <text:p>1.70588131285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058813128596">
                <text:p>1.70588131285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3622239578277">
                <text:p>1.636222395782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3622239578277">
                <text:p>1.636222395782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63622239578277">
                <text:p>1.63622239578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63622239578277">
                <text:p>1.636222395782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3622239578277">
                <text:p>1.636222395782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63622239578277">
                <text:p>1.636222395782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63622239578277">
                <text:p>1.636222395782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3622239578277">
                <text:p>1.636222395782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63622239578277">
                <text:p>1.636222395782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63622239578277">
                <text:p>1.636222395782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3622239578277">
                <text:p>1.636222395782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0792176398999">
                <text:p>1.707921763989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0792176398999">
                <text:p>1.707921763989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70792176398999">
                <text:p>1.707921763989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70792176398999">
                <text:p>1.707921763989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70792176398999">
                <text:p>1.707921763989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70792176398999">
                <text:p>1.707921763989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77896747539532">
                <text:p>1.778967475395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77896747539532">
                <text:p>1.778967475395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77896747539532">
                <text:p>1.778967475395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77896747539532">
                <text:p>1.778967475395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77896747539532">
                <text:p>1.778967475395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5896747539532">
                <text:p>1.858967475395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5896747539532">
                <text:p>1.858967475395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78785626924455">
                <text:p>1.787856269244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1762845603245">
                <text:p>1.717628456032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64612761363906">
                <text:p>1.646127613639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6612761363906">
                <text:p>1.566127613639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6612761363906">
                <text:p>1.566127613639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6612761363906">
                <text:p>1.566127613639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48612761363906">
                <text:p>1.486127613639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5750122116691">
                <text:p>1.557501221166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5750122116691">
                <text:p>1.557501221166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62716013824373">
                <text:p>1.627160138243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2716013824373">
                <text:p>1.627160138243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62716013824373">
                <text:p>1.627160138243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62716013824373">
                <text:p>1.627160138243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62716013824373">
                <text:p>1.627160138243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5620737728149">
                <text:p>1.556207377281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5620737728149">
                <text:p>1.556207377281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5620737728149">
                <text:p>1.556207377281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5620737728149">
                <text:p>1.556207377281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5620737728149">
                <text:p>1.556207377281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5620737728149">
                <text:p>1.556207377281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5620737728149">
                <text:p>1.556207377281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5620737728149">
                <text:p>1.556207377281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5620737728149">
                <text:p>1.556207377281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5620737728149">
                <text:p>1.556207377281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5620737728149">
                <text:p>1.556207377281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5620737728149">
                <text:p>1.556207377281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48503304649252">
                <text:p>1.485033046492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48503304649252">
                <text:p>1.485033046492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48503304649252">
                <text:p>1.485033046492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48503304649252">
                <text:p>1.485033046492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48503304649252">
                <text:p>1.485033046492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48503304649252">
                <text:p>1.485033046492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48503304649252">
                <text:p>1.485033046492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5614425264329">
                <text:p>1.556144252643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2637206585538">
                <text:p>1.626372065855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9787290824878">
                <text:p>1.697872908248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77787290824878">
                <text:p>1.777872908248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7787290824878">
                <text:p>1.777872908248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7787290824878">
                <text:p>1.777872908248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85787290824878">
                <text:p>1.857872908248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8658887200123">
                <text:p>1.786588872001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8658887200123">
                <text:p>1.786588872001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8658887200123">
                <text:p>1.786588872001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78658887200123">
                <text:p>1.786588872001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1110446600848">
                <text:p>1.711104466008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1110446600848">
                <text:p>1.711104466008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71110446600848">
                <text:p>1.711104466008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71110446600848">
                <text:p>1.711104466008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71110446600848">
                <text:p>1.711104466008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71110446600848">
                <text:p>1.711104466008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71110446600848">
                <text:p>1.711104466008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71110446600848">
                <text:p>1.711104466008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71110446600848">
                <text:p>1.711104466008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71110446600848">
                <text:p>1.711104466008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71110446600848">
                <text:p>1.711104466008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64157522430366">
                <text:p>1.641575224303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6581912423617">
                <text:p>1.565819124236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6581912423617">
                <text:p>1.565819124236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6581912423617">
                <text:p>1.565819124236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6581912423617">
                <text:p>1.565819124236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6581912423617">
                <text:p>1.565819124236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6581912423617">
                <text:p>1.565819124236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6581912423617">
                <text:p>1.565819124236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48581912423617">
                <text:p>1.485819124236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48526665458667">
                <text:p>1.48526665458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40526665458667">
                <text:p>1.40526665458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33487197174549">
                <text:p>1.334871971745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33487197174549">
                <text:p>1.334871971745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26542941495276">
                <text:p>1.265429414952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26542941495276">
                <text:p>1.265429414952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26542941495276">
                <text:p>1.265429414952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26542941495276">
                <text:p>1.265429414952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6542941495276">
                <text:p>1.265429414952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6542941495276">
                <text:p>1.265429414952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26542941495276">
                <text:p>1.265429414952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26542941495276">
                <text:p>1.265429414952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33660374574173">
                <text:p>1.336603745741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40788778198928">
                <text:p>1.407887781989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40788778198928">
                <text:p>1.407887781989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40788778198928">
                <text:p>1.407887781989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40788778198928">
                <text:p>1.407887781989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48337218798202">
                <text:p>1.483372187982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48337218798202">
                <text:p>1.483372187982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48337218798202">
                <text:p>1.483372187982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48337218798202">
                <text:p>1.483372187982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8337218798202">
                <text:p>1.483372187982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8337218798202">
                <text:p>1.483372187982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8337218798202">
                <text:p>1.483372187982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0337218798202">
                <text:p>1.403372187982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0337218798202">
                <text:p>1.403372187982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0337218798202">
                <text:p>1.403372187982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0337218798202">
                <text:p>1.403372187982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7290142968684">
                <text:p>1.472901429686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4865752975434">
                <text:p>1.548657529754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4865752975434">
                <text:p>1.548657529754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4865752975434">
                <text:p>1.548657529754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4865752975434">
                <text:p>1.548657529754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4865752975434">
                <text:p>1.548657529754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4865752975434">
                <text:p>1.548657529754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4865752975434">
                <text:p>1.548657529754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62865752975434">
                <text:p>1.628657529754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0016276036608">
                <text:p>1.700162760366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8016276036608">
                <text:p>1.780162760366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85055744320726">
                <text:p>1.850557443207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85055744320726">
                <text:p>1.850557443207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84814739614689">
                <text:p>1.848147396146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84814739614689">
                <text:p>1.848147396146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84814739614689">
                <text:p>1.848147396146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84814739614689">
                <text:p>1.848147396146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84814739614689">
                <text:p>1.848147396146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84814739614689">
                <text:p>1.848147396146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84814739614689">
                <text:p>1.848147396146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84814739614689">
                <text:p>1.848147396146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84814739614689">
                <text:p>1.848147396146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84814739614689">
                <text:p>1.848147396146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76814739614689">
                <text:p>1.768147396146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76814739614689">
                <text:p>1.768147396146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9773356471658">
                <text:p>1.697733564716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9773356471658">
                <text:p>1.697733564716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9773356471658">
                <text:p>1.697733564716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9773356471658">
                <text:p>1.697733564716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9773356471658">
                <text:p>1.697733564716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69773356471658">
                <text:p>1.697733564716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69773356471658">
                <text:p>1.697733564716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69773356471658">
                <text:p>1.697733564716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69773356471658">
                <text:p>1.697733564716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62723044360286">
                <text:p>1.627230443602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62723044360286">
                <text:p>1.627230443602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62723044360286">
                <text:p>1.627230443602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62723044360286">
                <text:p>1.627230443602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62723044360286">
                <text:p>1.627230443602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62723044360286">
                <text:p>1.627230443602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62723044360286">
                <text:p>1.627230443602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62723044360286">
                <text:p>1.627230443602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2723044360286">
                <text:p>1.627230443602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70723044360286">
                <text:p>1.707230443602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70723044360286">
                <text:p>1.707230443602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70723044360286">
                <text:p>1.707230443602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70723044360286">
                <text:p>1.70723044360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70723044360286">
                <text:p>1.707230443602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70723044360286">
                <text:p>1.707230443602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70723044360286">
                <text:p>1.707230443602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70723044360286">
                <text:p>1.707230443602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70723044360286">
                <text:p>1.707230443602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70723044360286">
                <text:p>1.707230443602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70723044360286">
                <text:p>1.707230443602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62723044360286">
                <text:p>1.627230443602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5682212677848">
                <text:p>1.556822126778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5682212677848">
                <text:p>1.556822126778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5682212677848">
                <text:p>1.556822126778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47682212677848">
                <text:p>1.476822126778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47682212677848">
                <text:p>1.476822126778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47682212677848">
                <text:p>1.476822126778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47682212677848">
                <text:p>1.476822126778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40663807841778">
                <text:p>1.406638078417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47849068227088">
                <text:p>1.478490682270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9849068227088">
                <text:p>1.398490682270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39849068227088">
                <text:p>1.398490682270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9849068227088">
                <text:p>1.398490682270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9849068227088">
                <text:p>1.398490682270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9849068227088">
                <text:p>1.398490682270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9849068227088">
                <text:p>1.398490682270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9849068227088">
                <text:p>1.398490682270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9849068227088">
                <text:p>1.398490682270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32788400389755">
                <text:p>1.327884003897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40788400389755">
                <text:p>1.407884003897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32788400389755">
                <text:p>1.327884003897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9829783532786">
                <text:p>1.398297835327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39829783532786">
                <text:p>1.398297835327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39829783532786">
                <text:p>1.398297835327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32871666246158">
                <text:p>1.328716662461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2577217323637">
                <text:p>1.25772173236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2577217323637">
                <text:p>1.25772173236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2577217323637">
                <text:p>1.25772173236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577217323637">
                <text:p>1.25772173236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2577217323637">
                <text:p>1.25772173236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32822485347742">
                <text:p>1.328224853477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2822485347742">
                <text:p>1.328224853477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2822485347742">
                <text:p>1.328224853477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2822485347742">
                <text:p>1.328224853477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2822485347742">
                <text:p>1.328224853477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2822485347742">
                <text:p>1.328224853477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32822485347742">
                <text:p>1.328224853477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2822485347742">
                <text:p>1.328224853477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32822485347742">
                <text:p>1.328224853477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32822485347742">
                <text:p>1.328224853477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25807593432987">
                <text:p>1.258075934329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25807593432987">
                <text:p>1.2580759343298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25807593432987">
                <text:p>1.258075934329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25807593432987">
                <text:p>1.258075934329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25807593432987">
                <text:p>1.258075934329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25807593432987">
                <text:p>1.258075934329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25807593432987">
                <text:p>1.258075934329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25807593432987">
                <text:p>1.258075934329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25807593432987">
                <text:p>1.258075934329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25807593432987">
                <text:p>1.258075934329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33807593432987">
                <text:p>1.338075934329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40848425115424">
                <text:p>1.408484251154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40848425115424">
                <text:p>1.408484251154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40848425115424">
                <text:p>1.408484251154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48848425115424">
                <text:p>1.488484251154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41587370578098">
                <text:p>1.415873705780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41587370578098">
                <text:p>1.415873705780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41587370578098">
                <text:p>1.415873705780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48605775414169">
                <text:p>1.486057754141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48605775414169">
                <text:p>1.486057754141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6605775414169">
                <text:p>1.566057754141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6605775414169">
                <text:p>1.566057754141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6605775414169">
                <text:p>1.566057754141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6605775414169">
                <text:p>1.566057754141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6605775414169">
                <text:p>1.566057754141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6605775414169">
                <text:p>1.566057754141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6605775414169">
                <text:p>1.566057754141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6605775414169">
                <text:p>1.566057754141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6332143014097">
                <text:p>1.563321430140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6332143014097">
                <text:p>1.563321430140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64332143014097">
                <text:p>1.643321430140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64332143014097">
                <text:p>1.643321430140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64332143014097">
                <text:p>1.643321430140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64332143014097">
                <text:p>1.643321430140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71290260300726">
                <text:p>1.712902603007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78389753310514">
                <text:p>1.783897533105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8389753310514">
                <text:p>1.783897533105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78389753310514">
                <text:p>1.783897533105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71322080750316">
                <text:p>1.713220807503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63772150034118">
                <text:p>1.637721500341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63772150034118">
                <text:p>1.637721500341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63772150034118">
                <text:p>1.637721500341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63772150034118">
                <text:p>1.637721500341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63772150034118">
                <text:p>1.637721500341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5772150034118">
                <text:p>1.557721500341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48517694250792">
                <text:p>1.485176942507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48517694250792">
                <text:p>1.485176942507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41577033625263">
                <text:p>1.415770336252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41577033625263">
                <text:p>1.415770336252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34004253667349">
                <text:p>1.3400425366734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41019145582104">
                <text:p>1.410191455821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33747280070496">
                <text:p>1.337472800704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6690624988973">
                <text:p>1.266906249889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26690624988973">
                <text:p>1.266906249889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19390184432036">
                <text:p>1.1939018443203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19390184432036">
                <text:p>1.193901844320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19390184432036">
                <text:p>1.193901844320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12366823490542">
                <text:p>1.123668234905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05409658940089">
                <text:p>1.054096589400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74096589400888">
                <text:p>0.9740965894008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74096589400888">
                <text:p>0.9740965894008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74096589400888">
                <text:p>0.9740965894008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74096589400888">
                <text:p>0.9740965894008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74096589400888">
                <text:p>0.97409658940088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74096589400888">
                <text:p>0.9740965894008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04670713477415">
                <text:p>1.046707134774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04670713477415">
                <text:p>1.046707134774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04670713477415">
                <text:p>1.046707134774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04670713477415">
                <text:p>1.046707134774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4670713477415">
                <text:p>1.046707134774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04670713477415">
                <text:p>1.046707134774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04670713477415">
                <text:p>1.046707134774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04670713477415">
                <text:p>1.046707134774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04670713477415">
                <text:p>1.046707134774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04670713477415">
                <text:p>1.046707134774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04670713477415">
                <text:p>1.046707134774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04670713477415">
                <text:p>1.046707134774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04670713477415">
                <text:p>1.046707134774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1200501371482">
                <text:p>1.12005013714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1200501371482">
                <text:p>1.12005013714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1200501371482">
                <text:p>1.120050137148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1200501371482">
                <text:p>1.12005013714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1200501371482">
                <text:p>1.120050137148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1200501371482">
                <text:p>1.12005013714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1200501371482">
                <text:p>1.12005013714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1200501371482">
                <text:p>1.120050137148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1200501371482">
                <text:p>1.12005013714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1200501371482">
                <text:p>1.12005013714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19072686275017">
                <text:p>1.190726862750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26622616991216">
                <text:p>1.266226169912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9305057689458">
                <text:p>1.193050576894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19305057689458">
                <text:p>1.193050576894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19305057689458">
                <text:p>1.193050576894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19305057689458">
                <text:p>1.1930505768945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27305057689458">
                <text:p>1.2730505768945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34559513472784">
                <text:p>1.345595134727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26559513472784">
                <text:p>1.2655951347278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33500174098313">
                <text:p>1.335001740983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33500174098313">
                <text:p>1.335001740983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41072954056227">
                <text:p>1.4107295405622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41072954056227">
                <text:p>1.410729540562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48344819567835">
                <text:p>1.483448195678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55401474649358">
                <text:p>1.554014746493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55401474649358">
                <text:p>1.554014746493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62701915206295">
                <text:p>1.627019152062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62701915206295">
                <text:p>1.627019152062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62701915206295">
                <text:p>1.6270191520629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69725276147789">
                <text:p>1.697252761477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6682440698242">
                <text:p>1.7668244069824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84682440698242">
                <text:p>1.846824406982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77538758095074">
                <text:p>1.775387580950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77538758095074">
                <text:p>1.775387580950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77538758095074">
                <text:p>1.775387580950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77538758095074">
                <text:p>1.775387580950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77538758095074">
                <text:p>1.775387580950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77538758095074">
                <text:p>1.7753875809507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77538758095074">
                <text:p>1.775387580950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77538758095074">
                <text:p>1.7753875809507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7052816287967">
                <text:p>1.70528162879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7052816287967">
                <text:p>1.70528162879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7052816287967">
                <text:p>1.70528162879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63569297014618">
                <text:p>1.635692970146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63569297014618">
                <text:p>1.635692970146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63569297014618">
                <text:p>1.635692970146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63569297014618">
                <text:p>1.635692970146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63569297014618">
                <text:p>1.635692970146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56574482958764">
                <text:p>1.565744829587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56874712185949">
                <text:p>1.568747121859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56874712185949">
                <text:p>1.568747121859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56874712185949">
                <text:p>1.568747121859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56874712185949">
                <text:p>1.568747121859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56874712185949">
                <text:p>1.568747121859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56874712185949">
                <text:p>1.568747121859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64874712185949">
                <text:p>1.6487471218594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57700072697014">
                <text:p>1.577000726970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57700072697014">
                <text:p>1.577000726970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57700072697014">
                <text:p>1.577000726970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50606971936834">
                <text:p>1.506069719368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57750654540002">
                <text:p>1.577506545400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57750654540002">
                <text:p>1.5775065454000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57750654540002">
                <text:p>1.5775065454000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50496449847245">
                <text:p>1.504964498472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42496449847245">
                <text:p>1.424964498472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42496449847245">
                <text:p>1.424964498472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42496449847245">
                <text:p>1.424964498472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35561130176234">
                <text:p>1.3556113017623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42571725391638">
                <text:p>1.425717253916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42571725391638">
                <text:p>1.425717253916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42571725391638">
                <text:p>1.425717253916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4953059125669">
                <text:p>1.49530591256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4953059125669">
                <text:p>1.49530591256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4953059125669">
                <text:p>1.495305912566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4953059125669">
                <text:p>1.49530591256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4953059125669">
                <text:p>1.495305912566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56525405312544">
                <text:p>1.565254053125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63542735387117">
                <text:p>1.635427353871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63542735387117">
                <text:p>1.635427353871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63542735387117">
                <text:p>1.63542735387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ce769e3009755dcf0082844e386f5dca4c8ecb2f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